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6"/>
            <table:table-cell table:style-name="ce121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21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6"/>
            <table:table-cell table:style-name="ce122" table:number-columns-repeated="1014"/>
          </table:table-row>
          <table:table-row table:style-name="ro4">
            <table:covered-table-cell table:style-name="ce4"/>
            <table:covered-table-cell table:number-columns-repeated="2" table:style-name="ce32"/>
            <table:table-cell table:style-name="ce68" office:value-type="string" calcext:value-type="string" table:number-columns-spanned="1" table:number-rows-spanned="3">
              <text:p>本國籍</text:p>
            </table:table-cell>
            <table:table-cell table:style-name="ce68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4"/>
            <table:table-cell table:style-name="ce8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22" table:number-columns-repeated="1014"/>
          </table:table-row>
          <table:table-row table:style-name="ro5">
            <table:covered-table-cell table:style-name="ce4"/>
            <table:covered-table-cell table:number-columns-repeated="3" table:style-name="ce32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8" office:value-type="string" calcext:value-type="string" table:number-columns-spanned="1" table:number-rows-spanned="2">
              <text:p>其他</text:p>
            </table:table-cell>
            <table:table-cell table:style-name="ce122" table:number-columns-repeated="1014"/>
          </table:table-row>
          <table:table-row table:style-name="ro6">
            <table:covered-table-cell table:style-name="ce5"/>
            <table:covered-table-cell table:number-columns-repeated="8" table:style-name="ce33"/>
            <table:covered-table-cell table:style-name="ce97"/>
            <table:table-cell table:style-name="ce122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87206" calcext:value-type="float">
            <text:p>87,206</text:p>
          </table:table-cell>
          <table:table-cell table:style-name="ce47" office:value-type="float" office:value="84562" calcext:value-type="float">
            <text:p>84,562</text:p>
          </table:table-cell>
          <table:table-cell table:style-name="ce47" office:value-type="float" office:value="2031" calcext:value-type="float">
            <text:p>2,031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2"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2934" calcext:value-type="float">
            <text:p><text:s text:c="3"/>42,934</text:p>
          </table:table-cell>
          <table:table-cell table:style-name="ce48" office:value-type="float" office:value="437" calcext:value-type="float">
            <text:p>437</text:p>
          </table:table-cell>
          <table:covered-table-cell table:number-columns-repeated="2" table:style-name="ce81"/>
          <table:table-cell table:style-name="ce69" office:value-type="float" office:value="232" calcext:value-type="float">
            <text:p><text:s text:c="3"/>232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6" office:value-type="string" calcext:value-type="string">
            <text:p>女</text:p>
          </table:table-cell>
          <table:table-cell table:style-name="ce49" office:value-type="float" office:value="43603" calcext:value-type="float">
            <text:p>43,603</text:p>
          </table:table-cell>
          <table:table-cell table:style-name="ce70" office:value-type="float" office:value="41628" calcext:value-type="float">
            <text:p><text:s text:c="3"/>41,628</text:p>
          </table:table-cell>
          <table:table-cell table:style-name="ce49" office:value-type="float" office:value="1594" calcext:value-type="float">
            <text:p>1,594</text:p>
          </table:table-cell>
          <table:covered-table-cell table:number-columns-repeated="2" table:style-name="ce82"/>
          <table:table-cell table:style-name="ce70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98006" calcext:value-type="float">
            <text:p>98,006</text:p>
          </table:table-cell>
          <table:table-cell table:style-name="ce47" office:value-type="float" office:value="94176" calcext:value-type="float">
            <text:p>94,176</text:p>
          </table:table-cell>
          <table:table-cell table:style-name="ce47" office:value-type="float" office:value="2981" calcext:value-type="float">
            <text:p>2,981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849" calcext:value-type="float">
            <text:p>849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0" office:value-type="float" office:value="49003" calcext:value-type="float">
            <text:p>49,003</text:p>
          </table:table-cell>
          <table:table-cell table:style-name="ce48" office:value-type="float" office:value="48337" calcext:value-type="float">
            <text:p>48,337</text:p>
          </table:table-cell>
          <table:table-cell table:style-name="ce48" office:value-type="float" office:value="421" calcext:value-type="float">
            <text:p>421</text:p>
          </table:table-cell>
          <table:covered-table-cell table:number-columns-repeated="2" table:style-name="ce81"/>
          <table:table-cell table:style-name="ce69" office:value-type="float" office:value="245" calcext:value-type="float">
            <text:p><text:s text:c="3"/>245</text:p>
          </table:table-cell>
          <table:covered-table-cell table:style-name="ce81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6" office:value-type="string" calcext:value-type="string">
            <text:p>女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8" office:value-type="float" office:value="45839" calcext:value-type="float">
            <text:p>45,839</text:p>
          </table:table-cell>
          <table:table-cell table:style-name="ce48" office:value-type="float" office:value="2560" calcext:value-type="float">
            <text:p>2,560</text:p>
          </table:table-cell>
          <table:covered-table-cell table:number-columns-repeated="2" table:style-name="ce81"/>
          <table:table-cell table:style-name="ce69" office:value-type="float" office:value="604" calcext:value-type="float">
            <text:p><text:s text:c="3"/>604</text:p>
          </table:table-cell>
          <table:covered-table-cell table:style-name="ce82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05340" calcext:value-type="float">
            <text:p>105,340</text:p>
          </table:table-cell>
          <table:table-cell table:style-name="ce53" office:value-type="float" office:value="99390" calcext:value-type="float">
            <text:p>99,390</text:p>
          </table:table-cell>
          <table:table-cell table:style-name="ce53" office:value-type="float" office:value="4350" calcext:value-type="float">
            <text:p>4,35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1,600</text:p>
          </table:table-cell>
          <table:table-cell table:style-name="ce80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52670" calcext:value-type="float">
            <text:p>52,670</text:p>
          </table:table-cell>
          <table:table-cell table:style-name="ce71" office:value-type="float" office:value="51918" calcext:value-type="float">
            <text:p><text:s text:c="3"/>51,918</text:p>
          </table:table-cell>
          <table:table-cell table:style-name="ce48" office:value-type="float" office:value="308" calcext:value-type="float">
            <text:p>308</text:p>
          </table:table-cell>
          <table:covered-table-cell table:number-columns-repeated="2" table:style-name="ce81"/>
          <table:table-cell table:style-name="ce69" office:value-type="float" office:value="444" calcext:value-type="float">
            <text:p><text:s text:c="3"/>444</text:p>
          </table:table-cell>
          <table:covered-table-cell table:style-name="ce81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2" office:value-type="float" office:value="47472" calcext:value-type="float">
            <text:p><text:s text:c="3"/>47,472</text:p>
          </table:table-cell>
          <table:table-cell table:style-name="ce49" office:value-type="float" office:value="4042" calcext:value-type="float">
            <text:p>4,042</text:p>
          </table:table-cell>
          <table:covered-table-cell table:number-columns-repeated="2" table:style-name="ce82"/>
          <table:table-cell table:style-name="ce70" office:value-type="float" office:value="1156" calcext:value-type="float">
            <text:p><text:s text:c="3"/>1,156</text:p>
          </table:table-cell>
          <table:covered-table-cell table:style-name="ce82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3076" calcext:value-type="float">
            <text:p>113,076</text:p>
          </table:table-cell>
          <table:table-cell table:style-name="ce47" office:value-type="float" office:value="105868" calcext:value-type="float">
            <text:p>105,868</text:p>
          </table:table-cell>
          <table:table-cell table:style-name="ce47" office:value-type="float" office:value="4702" calcext:value-type="float">
            <text:p>4,702</text:p>
          </table:table-cell>
          <table:table-cell table:style-name="ce47" office:value-type="float" office:value="4621" calcext:value-type="float">
            <text:p>4,621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2506" calcext:value-type="float">
            <text:p>2,506</text:p>
          </table:table-cell>
          <table:table-cell table:style-name="ce47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56538" calcext:value-type="float">
            <text:p>56,538</text:p>
          </table:table-cell>
          <table:table-cell table:style-name="ce73" office:value-type="float" office:value="55778" calcext:value-type="float">
            <text:p>55,778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10" calcext:value-type="float">
            <text:p>110</text:p>
          </table:table-cell>
          <table:table-cell table:style-name="ce85" office:value-type="float" office:value="64" calcext:value-type="float">
            <text:p>64</text:p>
          </table:table-cell>
          <table:table-cell table:style-name="ce69" office:value-type="float" office:value="586" calcext:value-type="float">
            <text:p><text:s text:c="3"/>586</text:p>
          </table:table-cell>
          <table:table-cell table:style-name="ce85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4" office:value-type="float" office:value="50090" calcext:value-type="float">
            <text:p>50,090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9" office:value-type="float" office:value="4511" calcext:value-type="float">
            <text:p>4,511</text:p>
          </table:table-cell>
          <table:table-cell table:style-name="ce86" office:value-type="float" office:value="17" calcext:value-type="float">
            <text:p>17</text:p>
          </table:table-cell>
          <table:table-cell table:style-name="ce70" office:value-type="float" office:value="1920" calcext:value-type="float">
            <text:p><text:s text:c="3"/>1,920</text:p>
          </table:table-cell>
          <table:table-cell table:style-name="ce86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2426" calcext:value-type="float">
            <text:p>122,426</text:p>
          </table:table-cell>
          <table:table-cell table:style-name="ce47" office:value-type="float" office:value="114287" calcext:value-type="float">
            <text:p>114,287</text:p>
          </table:table-cell>
          <table:table-cell table:style-name="ce47" office:value-type="float" office:value="5496" calcext:value-type="float">
            <text:p>5,496</text:p>
          </table:table-cell>
          <table:table-cell table:style-name="ce47" office:value-type="float" office:value="5465" calcext:value-type="float">
            <text:p>5,46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643" calcext:value-type="float">
            <text:p>2,643</text:p>
          </table:table-cell>
          <table:table-cell table:style-name="ce47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61213" calcext:value-type="float">
            <text:p>61,213</text:p>
          </table:table-cell>
          <table:table-cell table:style-name="ce73" office:value-type="float" office:value="60533" calcext:value-type="float">
            <text:p>60,533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111" calcext:value-type="float">
            <text:p>1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552" calcext:value-type="float">
            <text:p><text:s text:c="3"/>552</text:p>
          </table:table-cell>
          <table:table-cell table:style-name="ce85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4" office:value-type="float" office:value="53754" calcext:value-type="float">
            <text:p>53,754</text:p>
          </table:table-cell>
          <table:table-cell table:style-name="ce49" office:value-type="float" office:value="5368" calcext:value-type="float">
            <text:p>5,368</text:p>
          </table:table-cell>
          <table:table-cell table:style-name="ce49" office:value-type="float" office:value="5354" calcext:value-type="float">
            <text:p>5,354</text:p>
          </table:table-cell>
          <table:table-cell table:style-name="ce86" office:value-type="float" office:value="14" calcext:value-type="float">
            <text:p>14</text:p>
          </table:table-cell>
          <table:table-cell table:style-name="ce70" office:value-type="float" office:value="2091" calcext:value-type="float">
            <text:p><text:s text:c="3"/>2,091</text:p>
          </table:table-cell>
          <table:table-cell table:style-name="ce86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9732" calcext:value-type="float">
            <text:p>129,732</text:p>
          </table:table-cell>
          <table:table-cell table:style-name="ce47" office:value-type="float" office:value="118764" calcext:value-type="float">
            <text:p>118,764</text:p>
          </table:table-cell>
          <table:table-cell table:style-name="ce47" office:value-type="float" office:value="7943" calcext:value-type="float">
            <text:p>7,943</text:p>
          </table:table-cell>
          <table:table-cell table:style-name="ce47" office:value-type="float" office:value="7890" calcext:value-type="float">
            <text:p>7,890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025" calcext:value-type="float">
            <text:p>3,025</text:p>
          </table:table-cell>
          <table:table-cell table:style-name="ce47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64866" calcext:value-type="float">
            <text:p>64,866</text:p>
          </table:table-cell>
          <table:table-cell table:style-name="ce73" office:value-type="float" office:value="63950" calcext:value-type="float">
            <text:p>63,950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16" calcext:value-type="float">
            <text:p>216</text:p>
          </table:table-cell>
          <table:table-cell table:style-name="ce85" office:value-type="float" office:value="39" calcext:value-type="float">
            <text:p>39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85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4" office:value-type="float" office:value="54814" calcext:value-type="float">
            <text:p>54,814</text:p>
          </table:table-cell>
          <table:table-cell table:style-name="ce49" office:value-type="float" office:value="7688" calcext:value-type="float">
            <text:p>7,688</text:p>
          </table:table-cell>
          <table:table-cell table:style-name="ce49" office:value-type="float" office:value="7674" calcext:value-type="float">
            <text:p>7,674</text:p>
          </table:table-cell>
          <table:table-cell table:style-name="ce86" office:value-type="float" office:value="14" calcext:value-type="float">
            <text:p>14</text:p>
          </table:table-cell>
          <table:table-cell table:style-name="ce70" office:value-type="float" office:value="2364" calcext:value-type="float">
            <text:p><text:s text:c="3"/>2,364</text:p>
          </table:table-cell>
          <table:table-cell table:style-name="ce86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5592" calcext:value-type="float">
            <text:p>125,592</text:p>
          </table:table-cell>
          <table:table-cell table:style-name="ce47" office:value-type="float" office:value="114202" calcext:value-type="float">
            <text:p>114,202</text:p>
          </table:table-cell>
          <table:table-cell table:style-name="ce47" office:value-type="float" office:value="7849" calcext:value-type="float">
            <text:p>7,849</text:p>
          </table:table-cell>
          <table:table-cell table:style-name="ce47" office:value-type="float" office:value="7782" calcext:value-type="float">
            <text:p>7,782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3541" calcext:value-type="float">
            <text:p>3,541</text:p>
          </table:table-cell>
          <table:table-cell table:style-name="ce47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48" office:value-type="float" office:value="379" calcext:value-type="float">
            <text:p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49" office:value-type="float" office:value="7470" calcext:value-type="float">
            <text:p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5142" calcext:value-type="float">
            <text:p>125,142</text:p>
          </table:table-cell>
          <table:table-cell table:style-name="ce47" office:value-type="float" office:value="114100" calcext:value-type="float">
            <text:p>114,100</text:p>
          </table:table-cell>
          <table:table-cell table:style-name="ce47" office:value-type="float" office:value="7132" calcext:value-type="float">
            <text:p>7,132</text:p>
          </table:table-cell>
          <table:table-cell table:style-name="ce47" office:value-type="float" office:value="7048" calcext:value-type="float">
            <text:p>7,048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3910" calcext:value-type="float">
            <text:p>3,910</text:p>
          </table:table-cell>
          <table:table-cell table:style-name="ce47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9080" calcext:value-type="float">
            <text:p>129,080</text:p>
          </table:table-cell>
          <table:table-cell table:style-name="ce47" office:value-type="float" office:value="117490" calcext:value-type="float">
            <text:p>117,490</text:p>
          </table:table-cell>
          <table:table-cell table:style-name="ce47" office:value-type="float" office:value="7165" calcext:value-type="float">
            <text:p>7,165</text:p>
          </table:table-cell>
          <table:table-cell table:style-name="ce47" office:value-type="float" office:value="7057" calcext:value-type="float">
            <text:p>7,057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4425" calcext:value-type="float">
            <text:p>4,425</text:p>
          </table:table-cell>
          <table:table-cell table:style-name="ce47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7036" calcext:value-type="float">
            <text:p>117,036</text:p>
          </table:table-cell>
          <table:table-cell table:style-name="ce47" office:value-type="float" office:value="105946" calcext:value-type="float">
            <text:p>105,946</text:p>
          </table:table-cell>
          <table:table-cell table:style-name="ce47" office:value-type="float" office:value="6603" calcext:value-type="float">
            <text:p>6,603</text:p>
          </table:table-cell>
          <table:table-cell table:style-name="ce47" office:value-type="float" office:value="6494" calcext:value-type="float">
            <text:p>6,494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4487" calcext:value-type="float">
            <text:p>4,487</text:p>
          </table:table-cell>
          <table:table-cell table:style-name="ce47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48588" calcext:value-type="float">
            <text:p><text:s text:c="3"/>48,588</text:p>
          </table:table-cell>
          <table:table-cell table:style-name="ce51" office:value-type="float" office:value="6242" calcext:value-type="float">
            <text:p><text:s text:c="3"/>6,242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688" calcext:value-type="float">
            <text:p><text:s text:c="3"/>3,688</text:p>
          </table:table-cell>
          <table:table-cell table:style-name="ce51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1990" calcext:value-type="float">
            <text:p>111,990</text:p>
          </table:table-cell>
          <table:table-cell table:style-name="ce53" office:value-type="float" office:value="100569" calcext:value-type="float">
            <text:p>100,569</text:p>
          </table:table-cell>
          <table:table-cell table:style-name="ce53" office:value-type="float" office:value="6578" calcext:value-type="float">
            <text:p>6,578</text:p>
          </table:table-cell>
          <table:table-cell table:style-name="ce53" office:value-type="float" office:value="6482" calcext:value-type="float">
            <text:p>6,482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4843" calcext:value-type="float">
            <text:p>4,843</text:p>
          </table:table-cell>
          <table:table-cell table:style-name="ce53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5" office:value-type="float" office:value="55995" calcext:value-type="float">
            <text:p><text:s text:c="3"/>55,995</text:p>
          </table:table-cell>
          <table:table-cell table:style-name="ce55" office:value-type="float" office:value="45696" calcext:value-type="float">
            <text:p><text:s text:c="3"/>45,696</text:p>
          </table:table-cell>
          <table:table-cell table:style-name="ce55" office:value-type="float" office:value="6237" calcext:value-type="float">
            <text:p><text:s text:c="3"/>6,237</text:p>
          </table:table-cell>
          <table:table-cell table:style-name="ce55" office:value-type="float" office:value="6191" calcext:value-type="float">
            <text:p><text:s text:c="3"/>6,19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4062" calcext:value-type="float">
            <text:p><text:s text:c="3"/>4,062</text:p>
          </table:table-cell>
          <table:table-cell table:style-name="ce55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4446" calcext:value-type="float">
            <text:p>114,446</text:p>
          </table:table-cell>
          <table:table-cell table:style-name="ce47" office:value-type="float" office:value="101289" calcext:value-type="float">
            <text:p>101,289</text:p>
          </table:table-cell>
          <table:table-cell table:style-name="ce47" office:value-type="float" office:value="7794" calcext:value-type="float">
            <text:p>7,794</text:p>
          </table:table-cell>
          <table:table-cell table:style-name="ce47" office:value-type="float" office:value="7672" calcext:value-type="float">
            <text:p>7,672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5363" calcext:value-type="float">
            <text:p>5,363</text:p>
          </table:table-cell>
          <table:table-cell table:style-name="ce47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45291" calcext:value-type="float">
            <text:p><text:s text:c="3"/>45,291</text:p>
          </table:table-cell>
          <table:table-cell table:style-name="ce51" office:value-type="float" office:value="7393" calcext:value-type="float">
            <text:p><text:s text:c="3"/>7,393</text:p>
          </table:table-cell>
          <table:table-cell table:style-name="ce51" office:value-type="float" office:value="7341" calcext:value-type="float">
            <text:p><text:s text:c="3"/>7,34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4539" calcext:value-type="float">
            <text:p><text:s text:c="3"/>4,539</text:p>
          </table:table-cell>
          <table:table-cell table:style-name="ce51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6230" calcext:value-type="float">
            <text:p>116,230</text:p>
          </table:table-cell>
          <table:table-cell table:style-name="ce53" office:value-type="float" office:value="100997" calcext:value-type="float">
            <text:p>100,997</text:p>
          </table:table-cell>
          <table:table-cell table:style-name="ce53" office:value-type="float" office:value="9694" calcext:value-type="float">
            <text:p>9,694</text:p>
          </table:table-cell>
          <table:table-cell table:style-name="ce53" office:value-type="float" office:value="9592" calcext:value-type="float">
            <text:p>9,592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5539" calcext:value-type="float">
            <text:p>5,539</text:p>
          </table:table-cell>
          <table:table-cell table:style-name="ce53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469" calcext:value-type="float">
            <text:p><text:s text:c="3"/>469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9225" calcext:value-type="float">
            <text:p><text:s text:c="3"/>9,225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4016" calcext:value-type="float">
            <text:p>114,016</text:p>
          </table:table-cell>
          <table:table-cell table:style-name="ce53" office:value-type="float" office:value="99862" calcext:value-type="float">
            <text:p>99,862</text:p>
          </table:table-cell>
          <table:table-cell table:style-name="ce53" office:value-type="float" office:value="8740" calcext:value-type="float">
            <text:p>8,740</text:p>
          </table:table-cell>
          <table:table-cell table:style-name="ce53" office:value-type="float" office:value="8628" calcext:value-type="float">
            <text:p>8,628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5414" calcext:value-type="float">
            <text:p>5,414</text:p>
          </table:table-cell>
          <table:table-cell table:style-name="ce53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44036" calcext:value-type="float">
            <text:p><text:s text:c="3"/>44,036</text:p>
          </table:table-cell>
          <table:table-cell table:style-name="ce51" office:value-type="float" office:value="8332" calcext:value-type="float">
            <text:p><text:s text:c="3"/>8,332</text:p>
          </table:table-cell>
          <table:table-cell table:style-name="ce51" office:value-type="float" office:value="8270" calcext:value-type="float">
            <text:p><text:s text:c="3"/>8,27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1960" calcext:value-type="float">
            <text:p>111,960</text:p>
          </table:table-cell>
          <table:table-cell table:style-name="ce53" office:value-type="float" office:value="98525" calcext:value-type="float">
            <text:p>98,525</text:p>
          </table:table-cell>
          <table:table-cell table:style-name="ce53" office:value-type="float" office:value="8235" calcext:value-type="float">
            <text:p>8,235</text:p>
          </table:table-cell>
          <table:table-cell table:style-name="ce53" office:value-type="float" office:value="8110" calcext:value-type="float">
            <text:p>8,110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5200" calcext:value-type="float">
            <text:p>5,200</text:p>
          </table:table-cell>
          <table:table-cell table:style-name="ce53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6" office:value-type="float" office:value="107208" calcext:value-type="float">
            <text:p><text:s text:c="3"/>107,208</text:p>
          </table:table-cell>
          <table:table-cell table:style-name="ce56" office:value-type="float" office:value="95117" calcext:value-type="float">
            <text:p><text:s text:c="3"/>95,117</text:p>
          </table:table-cell>
          <table:table-cell table:style-name="ce56" office:value-type="float" office:value="7277" calcext:value-type="float">
            <text:p><text:s text:c="3"/>7,277</text:p>
          </table:table-cell>
          <table:table-cell table:style-name="ce56" office:value-type="float" office:value="7144" calcext:value-type="float">
            <text:p><text:s text:c="3"/>7,144</text:p>
          </table:table-cell>
          <table:table-cell table:style-name="ce56" office:value-type="float" office:value="133" calcext:value-type="float">
            <text:p><text:s text:c="3"/>133</text:p>
          </table:table-cell>
          <table:table-cell table:style-name="ce56" office:value-type="float" office:value="4814" calcext:value-type="float">
            <text:p><text:s text:c="3"/>4,814</text:p>
          </table:table-cell>
          <table:table-cell table:style-name="ce56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56" office:value-type="float" office:value="94898" calcext:value-type="float">
            <text:p><text:s text:c="3"/>94,898</text:p>
          </table:table-cell>
          <table:table-cell table:style-name="ce56" office:value-type="float" office:value="6890" calcext:value-type="float">
            <text:p><text:s text:c="3"/>6,890</text:p>
          </table:table-cell>
          <table:table-cell table:style-name="ce56" office:value-type="float" office:value="6735" calcext:value-type="float">
            <text:p><text:s text:c="3"/>6,735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4592" calcext:value-type="float">
            <text:p><text:s text:c="3"/>4,592</text:p>
          </table:table-cell>
          <table:table-cell table:style-name="ce56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0" calcext:value-type="float">
            <text:p><text:s text:c="3"/>9,210</text:p>
          </table:table-cell>
          <table:table-cell table:style-name="ce75" office:value-type="float" office:value="8138" calcext:value-type="float">
            <text:p>8,138</text:p>
          </table:table-cell>
          <table:table-cell table:style-name="ce75" office:value-type="float" office:value="672" calcext:value-type="float">
            <text:p>672</text:p>
          </table:table-cell>
          <table:table-cell table:style-name="ce75" office:value-type="float" office:value="651" calcext:value-type="float">
            <text:p>651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400" calcext:value-type="float">
            <text:p>400</text:p>
          </table:table-cell>
          <table:table-cell table:style-name="ce75" office:value-type="float" office:value="342" calcext:value-type="float">
            <text:p>342</text:p>
          </table:table-cell>
          <table:table-cell table:style-name="ce110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05" calcext:value-type="float">
            <text:p><text:s text:c="3"/>4,605</text:p>
          </table:table-cell>
          <table:table-cell table:style-name="ce58" office:value-type="float" office:value="4509" calcext:value-type="float">
            <text:p><text:s text:c="3"/>4,509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4605" calcext:value-type="float">
            <text:p><text:s text:c="3"/>4,605</text:p>
          </table:table-cell>
          <table:table-cell table:style-name="ce59" office:value-type="float" office:value="3629" calcext:value-type="float">
            <text:p><text:s text:c="3"/>3,629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59" office:value-type="float" office:value="623" calcext:value-type="float">
            <text:p><text:s text:c="3"/>623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90" office:value-type="float" office:value="339" calcext:value-type="float">
            <text:p><text:s text:c="3"/>339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6" calcext:value-type="float">
            <text:p><text:s text:c="3"/>9,216</text:p>
          </table:table-cell>
          <table:table-cell table:style-name="ce75" office:value-type="float" office:value="8228" calcext:value-type="float">
            <text:p>8,228</text:p>
          </table:table-cell>
          <table:table-cell table:style-name="ce75" office:value-type="float" office:value="596" calcext:value-type="float">
            <text:p>596</text:p>
          </table:table-cell>
          <table:table-cell table:style-name="ce75" office:value-type="float" office:value="587" calcext:value-type="float">
            <text:p>587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392" calcext:value-type="float">
            <text:p>392</text:p>
          </table:table-cell>
          <table:table-cell table:style-name="ce75" office:value-type="float" office:value="333" calcext:value-type="float">
            <text:p>333</text:p>
          </table:table-cell>
          <table:table-cell table:style-name="ce110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08" calcext:value-type="float">
            <text:p><text:s text:c="3"/>4,608</text:p>
          </table:table-cell>
          <table:table-cell table:style-name="ce58" office:value-type="float" office:value="4521" calcext:value-type="float">
            <text:p><text:s text:c="3"/>4,521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4608" calcext:value-type="float">
            <text:p><text:s text:c="3"/>4,608</text:p>
          </table:table-cell>
          <table:table-cell table:style-name="ce59" office:value-type="float" office:value="3707" calcext:value-type="float">
            <text:p><text:s text:c="3"/>3,707</text:p>
          </table:table-cell>
          <table:table-cell table:style-name="ce59" office:value-type="float" office:value="569" calcext:value-type="float">
            <text:p><text:s text:c="3"/>569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90" office:value-type="float" office:value="332" calcext:value-type="float">
            <text:p><text:s text:c="3"/>332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82" calcext:value-type="float">
            <text:p><text:s text:c="3"/>9,282</text:p>
          </table:table-cell>
          <table:table-cell table:style-name="ce75" office:value-type="float" office:value="8265" calcext:value-type="float">
            <text:p>8,265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592" calcext:value-type="float">
            <text:p>59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417" calcext:value-type="float">
            <text:p>417</text:p>
          </table:table-cell>
          <table:table-cell table:style-name="ce75" office:value-type="float" office:value="351" calcext:value-type="float">
            <text:p>351</text:p>
          </table:table-cell>
          <table:table-cell table:style-name="ce110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58" office:value-type="float" office:value="4534" calcext:value-type="float">
            <text:p><text:s text:c="3"/>4,53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72" calcext:value-type="float">
            <text:p><text:s text:c="3"/>7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4641" calcext:value-type="float">
            <text:p><text:s text:c="3"/>4,641</text:p>
          </table:table-cell>
          <table:table-cell table:style-name="ce59" office:value-type="float" office:value="3731" calcext:value-type="float">
            <text:p><text:s text:c="3"/>3,731</text:p>
          </table:table-cell>
          <table:table-cell table:style-name="ce59" office:value-type="float" office:value="565" calcext:value-type="float">
            <text:p><text:s text:c="3"/>565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90" office:value-type="float" office:value="345" calcext:value-type="float">
            <text:p><text:s text:c="3"/>345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996" calcext:value-type="float">
            <text:p><text:s text:c="3"/>8,996</text:p>
          </table:table-cell>
          <table:table-cell table:style-name="ce75" office:value-type="float" office:value="7989" calcext:value-type="float">
            <text:p>7,989</text:p>
          </table:table-cell>
          <table:table-cell table:style-name="ce75" office:value-type="float" office:value="576" calcext:value-type="float">
            <text:p>576</text:p>
          </table:table-cell>
          <table:table-cell table:style-name="ce75" office:value-type="float" office:value="564" calcext:value-type="float">
            <text:p>564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67" calcext:value-type="float">
            <text:p>367</text:p>
          </table:table-cell>
          <table:table-cell table:style-name="ce110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498" calcext:value-type="float">
            <text:p><text:s text:c="3"/>4,498</text:p>
          </table:table-cell>
          <table:table-cell table:style-name="ce58" office:value-type="float" office:value="4411" calcext:value-type="float">
            <text:p><text:s text:c="3"/>4,41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9" office:value-type="float" office:value="67" calcext:value-type="float">
            <text:p><text:s text:c="3"/>67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498" calcext:value-type="float">
            <text:p><text:s text:c="3"/>4,498</text:p>
          </table:table-cell>
          <table:table-cell table:style-name="ce58" office:value-type="float" office:value="3578" calcext:value-type="float">
            <text:p><text:s text:c="3"/>3,578</text:p>
          </table:table-cell>
          <table:table-cell table:style-name="ce58" office:value-type="float" office:value="556" calcext:value-type="float">
            <text:p><text:s text:c="3"/>556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89" office:value-type="float" office:value="364" calcext:value-type="float">
            <text:p><text:s text:c="3"/>364</text:p>
          </table:table-cell>
          <table:table-cell table:style-name="ce58" office:value-type="float" office:value="350" calcext:value-type="float">
            <text:p><text:s text:c="3"/>350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5" office:value-type="float" office:value="8641" calcext:value-type="float">
            <text:p>8,641</text:p>
          </table:table-cell>
          <table:table-cell table:style-name="ce75" office:value-type="float" office:value="610" calcext:value-type="float">
            <text:p>610</text:p>
          </table:table-cell>
          <table:table-cell table:style-name="ce75" office:value-type="float" office:value="593" calcext:value-type="float">
            <text:p>593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395" calcext:value-type="float">
            <text:p>395</text:p>
          </table:table-cell>
          <table:table-cell table:style-name="ce75" office:value-type="float" office:value="330" calcext:value-type="float">
            <text:p>330</text:p>
          </table:table-cell>
          <table:table-cell table:style-name="ce110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823" calcext:value-type="float">
            <text:p><text:s text:c="3"/>4,823</text:p>
          </table:table-cell>
          <table:table-cell table:style-name="ce58" office:value-type="float" office:value="4724" calcext:value-type="float">
            <text:p><text:s text:c="3"/>4,72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70" calcext:value-type="float">
            <text:p><text:s text:c="3"/>7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823" calcext:value-type="float">
            <text:p><text:s text:c="3"/>4,823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581" calcext:value-type="float">
            <text:p><text:s text:c="3"/>581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25" calcext:value-type="float">
            <text:p><text:s text:c="3"/>325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044" calcext:value-type="float">
            <text:p><text:s text:c="3"/>9,044</text:p>
          </table:table-cell>
          <table:table-cell table:style-name="ce75" office:value-type="float" office:value="8103" calcext:value-type="float">
            <text:p>8,103</text:p>
          </table:table-cell>
          <table:table-cell table:style-name="ce75" office:value-type="float" office:value="553" calcext:value-type="float">
            <text:p>553</text:p>
          </table:table-cell>
          <table:table-cell table:style-name="ce75" office:value-type="float" office:value="536" calcext:value-type="float">
            <text:p>536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388" calcext:value-type="float">
            <text:p>388</text:p>
          </table:table-cell>
          <table:table-cell table:style-name="ce75" office:value-type="float" office:value="334" calcext:value-type="float">
            <text:p>334</text:p>
          </table:table-cell>
          <table:table-cell table:style-name="ce110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4440" calcext:value-type="float">
            <text:p><text:s text:c="3"/>4,44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89" office:value-type="float" office:value="51" calcext:value-type="float">
            <text:p><text:s text:c="3"/>5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522" calcext:value-type="float">
            <text:p><text:s text:c="3"/>522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532" calcext:value-type="float">
            <text:p><text:s text:c="3"/>9,532</text:p>
          </table:table-cell>
          <table:table-cell table:style-name="ce75" office:value-type="float" office:value="8486" calcext:value-type="float">
            <text:p>8,486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597" calcext:value-type="float">
            <text:p>597</text:p>
          </table:table-cell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434" calcext:value-type="float">
            <text:p>434</text:p>
          </table:table-cell>
          <table:table-cell table:style-name="ce75" office:value-type="float" office:value="360" calcext:value-type="float">
            <text:p>360</text:p>
          </table:table-cell>
          <table:table-cell table:style-name="ce110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4676" calcext:value-type="float">
            <text:p><text:s text:c="3"/>4,67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71" calcext:value-type="float">
            <text:p><text:s text:c="3"/>7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593" calcext:value-type="float">
            <text:p><text:s text:c="3"/>593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89" office:value-type="float" office:value="363" calcext:value-type="float">
            <text:p><text:s text:c="3"/>363</text:p>
          </table:table-cell>
          <table:table-cell table:style-name="ce58" office:value-type="float" office:value="342" calcext:value-type="float">
            <text:p><text:s text:c="3"/>342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136" calcext:value-type="float">
            <text:p><text:s text:c="3"/>9,136</text:p>
          </table:table-cell>
          <table:table-cell table:style-name="ce75" office:value-type="float" office:value="8194" calcext:value-type="float">
            <text:p>8,194</text:p>
          </table:table-cell>
          <table:table-cell table:style-name="ce75" office:value-type="float" office:value="574" calcext:value-type="float">
            <text:p>574</text:p>
          </table:table-cell>
          <table:table-cell table:style-name="ce75" office:value-type="float" office:value="564" calcext:value-type="float">
            <text:p>564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68" calcext:value-type="float">
            <text:p>368</text:p>
          </table:table-cell>
          <table:table-cell table:style-name="ce75" office:value-type="float" office:value="306" calcext:value-type="float">
            <text:p>306</text:p>
          </table:table-cell>
          <table:table-cell table:style-name="ce110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4486" calcext:value-type="float">
            <text:p><text:s text:c="3"/>4,48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9" office:value-type="float" office:value="310" calcext:value-type="float">
            <text:p><text:s text:c="3"/>310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14" calcext:value-type="float">
            <text:p><text:s text:c="3"/>7,714</text:p>
          </table:table-cell>
          <table:table-cell table:style-name="ce75" office:value-type="float" office:value="6937" calcext:value-type="float">
            <text:p>6,937</text:p>
          </table:table-cell>
          <table:table-cell table:style-name="ce75" office:value-type="float" office:value="454" calcext:value-type="float">
            <text:p>454</text:p>
          </table:table-cell>
          <table:table-cell table:style-name="ce75" office:value-type="float" office:value="445" calcext:value-type="float">
            <text:p>445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323" calcext:value-type="float">
            <text:p>323</text:p>
          </table:table-cell>
          <table:table-cell table:style-name="ce75" office:value-type="float" office:value="276" calcext:value-type="float">
            <text:p>276</text:p>
          </table:table-cell>
          <table:table-cell table:style-name="ce110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158" calcext:value-type="float">
            <text:p><text:s text:c="3"/>3,158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344" calcext:value-type="float">
            <text:p><text:s text:c="3"/>9,344</text:p>
          </table:table-cell>
          <table:table-cell table:style-name="ce75" office:value-type="float" office:value="8339" calcext:value-type="float">
            <text:p>8,339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579" calcext:value-type="float">
            <text:p>579</text:p>
          </table:table-cell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405" calcext:value-type="float">
            <text:p>405</text:p>
          </table:table-cell>
          <table:table-cell table:style-name="ce75" office:value-type="float" office:value="332" calcext:value-type="float">
            <text:p>332</text:p>
          </table:table-cell>
          <table:table-cell table:style-name="ce110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4560" calcext:value-type="float">
            <text:p><text:s text:c="3"/>4,560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89" office:value-type="float" office:value="74" calcext:value-type="float">
            <text:p><text:s text:c="3"/>74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31" calcext:value-type="float">
            <text:p><text:s text:c="3"/>331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3月止</text:p>
          </table:table-cell>
          <table:table-cell table:style-name="ce42" office:value-type="string" calcext:value-type="string">
            <text:p>計</text:p>
          </table:table-cell>
          <table:table-cell table:style-name="ce60" office:value-type="float" office:value="24142" calcext:value-type="float">
            <text:p><text:s text:c="3"/>24,142</text:p>
          </table:table-cell>
          <table:table-cell table:style-name="ce60" office:value-type="float" office:value="21598" calcext:value-type="float">
            <text:p><text:s text:c="3"/>21,598</text:p>
          </table:table-cell>
          <table:table-cell table:style-name="ce60" office:value-type="float" office:value="1497" calcext:value-type="float">
            <text:p><text:s text:c="3"/>1,497</text:p>
          </table:table-cell>
          <table:table-cell table:style-name="ce60" office:value-type="float" office:value="1469" calcext:value-type="float">
            <text:p><text:s text:c="3"/>1,46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047" calcext:value-type="float">
            <text:p><text:s text:c="3"/>1,047</text:p>
          </table:table-cell>
          <table:table-cell table:style-name="ce60" office:value-type="float" office:value="899" calcext:value-type="float">
            <text:p><text:s text:c="3"/>899</text:p>
          </table:table-cell>
          <table:table-cell table:style-name="ce113" office:value-type="float" office:value="148" calcext:value-type="float">
            <text:p><text:s text:c="3"/>14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61" office:value-type="float" office:value="12071" calcext:value-type="float">
            <text:p><text:s text:c="3"/>12,071</text:p>
          </table:table-cell>
          <table:table-cell table:style-name="ce61" office:value-type="float" office:value="11822" calcext:value-type="float">
            <text:p><text:s text:c="3"/>11,822</text:p>
          </table:table-cell>
          <table:table-cell table:style-name="ce61" office:value-type="float" office:value="78" calcext:value-type="float">
            <text:p><text:s text:c="3"/>78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style-name="ce114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4" office:value-type="string" calcext:value-type="string">
            <text:p>女</text:p>
          </table:table-cell>
          <table:table-cell table:style-name="ce62" office:value-type="float" office:value="12071" calcext:value-type="float">
            <text:p><text:s text:c="3"/>12,071</text:p>
          </table:table-cell>
          <table:table-cell table:style-name="ce62" office:value-type="float" office:value="9776" calcext:value-type="float">
            <text:p><text:s text:c="3"/>9,776</text:p>
          </table:table-cell>
          <table:table-cell table:style-name="ce62" office:value-type="float" office:value="1419" calcext:value-type="float">
            <text:p><text:s text:c="3"/>1,419</text:p>
          </table:table-cell>
          <table:table-cell table:style-name="ce62" office:value-type="float" office:value="1405" calcext:value-type="float">
            <text:p><text:s text:c="3"/>1,405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876" calcext:value-type="float">
            <text:p><text:s text:c="3"/>876</text:p>
          </table:table-cell>
          <table:table-cell table:style-name="ce62" office:value-type="float" office:value="851" calcext:value-type="float">
            <text:p><text:s text:c="3"/>851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000" calcext:value-type="float">
            <text:p><text:s text:c="3"/>8,000</text:p>
          </table:table-cell>
          <table:table-cell table:style-name="ce75" office:value-type="float" office:value="7099" calcext:value-type="float">
            <text:p>7,099</text:p>
          </table:table-cell>
          <table:table-cell table:style-name="ce75" office:value-type="float" office:value="535" calcext:value-type="float">
            <text:p>535</text:p>
          </table:table-cell>
          <table:table-cell table:style-name="ce75" office:value-type="float" office:value="524" calcext:value-type="float">
            <text:p>524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366" calcext:value-type="float">
            <text:p>366</text:p>
          </table:table-cell>
          <table:table-cell table:style-name="ce75" office:value-type="float" office:value="321" calcext:value-type="float">
            <text:p>321</text:p>
          </table:table-cell>
          <table:table-cell table:style-name="ce110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4000" calcext:value-type="float">
            <text:p><text:s text:c="3"/>4,000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8" office:value-type="float" office:value="4000" calcext:value-type="float">
            <text:p><text:s text:c="3"/>4,000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506" calcext:value-type="float">
            <text:p><text:s text:c="3"/>506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308" calcext:value-type="float">
            <text:p><text:s text:c="3"/>30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6310" calcext:value-type="float">
            <text:p><text:s text:c="3"/>6,310</text:p>
          </table:table-cell>
          <table:table-cell table:style-name="ce75" office:value-type="float" office:value="5682" calcext:value-type="float">
            <text:p>5,682</text:p>
          </table:table-cell>
          <table:table-cell table:style-name="ce75" office:value-type="float" office:value="388" calcext:value-type="float">
            <text:p>388</text:p>
          </table:table-cell>
          <table:table-cell table:style-name="ce75" office:value-type="float" office:value="380" calcext:value-type="float">
            <text:p>380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202" calcext:value-type="float">
            <text:p>202</text:p>
          </table:table-cell>
          <table:table-cell table:style-name="ce110" office:value-type="float" office:value="38" calcext:value-type="float">
            <text:p>38</text:p>
          </table:table-cell>
          <table:table-cell table:style-name="ce123" table:number-columns-repeated="2"/>
          <table:table-cell table:style-name="ce124" table:number-columns-repeated="1012"/>
        </table:table-row>
        <table:table-row table:style-name="ro11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3155" calcext:value-type="float">
            <text:p><text:s text:c="3"/>3,155</text:p>
          </table:table-cell>
          <table:table-cell table:style-name="ce58" office:value-type="float" office:value="3096" calcext:value-type="float">
            <text:p><text:s text:c="3"/>3,096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38" calcext:value-type="float">
            <text:p><text:s text:c="3"/>3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1" office:value-type="float" office:value="29" calcext:value-type="float">
            <text:p><text:s text:c="3"/>29</text:p>
          </table:table-cell>
          <table:table-cell table:style-name="ce123" table:number-columns-repeated="2"/>
          <table:table-cell table:style-name="ce124" table:number-columns-repeated="1012"/>
        </table:table-row>
        <table:table-row table:style-name="ro11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8" office:value-type="float" office:value="3155" calcext:value-type="float">
            <text:p><text:s text:c="3"/>3,155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367" calcext:value-type="float">
            <text:p><text:s text:c="3"/>367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9" office:value-type="float" office:value="202" calcext:value-type="float">
            <text:p><text:s text:c="3"/>202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3" table:number-columns-repeated="2"/>
          <table:table-cell table:style-name="ce124" table:number-columns-repeated="1012"/>
        </table:table-row>
        <table:table-row table:style-name="ro8">
          <table:table-cell table:style-name="ce22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832" calcext:value-type="float">
            <text:p><text:s text:c="3"/>9,832</text:p>
          </table:table-cell>
          <table:table-cell table:style-name="ce75" office:value-type="float" office:value="8817" calcext:value-type="float">
            <text:p>8,817</text:p>
          </table:table-cell>
          <table:table-cell table:style-name="ce75" office:value-type="float" office:value="574" calcext:value-type="float">
            <text:p>574</text:p>
          </table:table-cell>
          <table:table-cell table:style-name="ce75" office:value-type="float" office:value="565" calcext:value-type="float">
            <text:p>565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441" calcext:value-type="float">
            <text:p>441</text:p>
          </table:table-cell>
          <table:table-cell table:style-name="ce75" office:value-type="float" office:value="376" calcext:value-type="float">
            <text:p>376</text:p>
          </table:table-cell>
          <table:table-cell table:style-name="ce110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4916" calcext:value-type="float">
            <text:p><text:s text:c="3"/>4,916</text:p>
          </table:table-cell>
          <table:table-cell table:style-name="ce58" office:value-type="float" office:value="4813" calcext:value-type="float">
            <text:p><text:s text:c="3"/>4,813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9" office:value-type="float" office:value="75" calcext:value-type="float">
            <text:p><text:s text:c="3"/>7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23"/>
          <table:table-cell table:style-name="ce40" office:value-type="string" calcext:value-type="string">
            <text:p>女</text:p>
          </table:table-cell>
          <table:table-cell table:style-name="ce58" office:value-type="float" office:value="4916" calcext:value-type="float">
            <text:p><text:s text:c="3"/>4,916</text:p>
          </table:table-cell>
          <table:table-cell table:style-name="ce58" office:value-type="float" office:value="4004" calcext:value-type="float">
            <text:p><text:s text:c="3"/>4,004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9" office:value-type="float" office:value="366" calcext:value-type="float">
            <text:p><text:s text:c="3"/>366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5" office:value-type="string" calcext:value-type="string">
            <text:p>計</text:p>
          </table:table-cell>
          <table:table-cell table:style-name="ce63" office:value-type="float" office:value="6.75" calcext:value-type="float">
            <text:p><text:s/>6.75</text:p>
          </table:table-cell>
          <table:table-cell table:style-name="ce63" office:value-type="float" office:value="8.34" calcext:value-type="float">
            <text:p><text:s/>8.34</text:p>
          </table:table-cell>
          <table:table-cell table:style-name="ce63" office:value-type="float" office:value="-14.58" calcext:value-type="float">
            <text:p><text:s text:c="3"/>－14.58</text:p>
          </table:table-cell>
          <table:table-cell table:style-name="ce63" office:value-type="float" office:value="-13.21" calcext:value-type="float">
            <text:p><text:s text:c="3"/>－13.21</text:p>
          </table:table-cell>
          <table:table-cell table:style-name="ce63" office:value-type="float" office:value="-57.14" calcext:value-type="float">
            <text:p><text:s text:c="3"/>－57.14</text:p>
          </table:table-cell>
          <table:table-cell table:style-name="ce63" office:value-type="float" office:value="10.25" calcext:value-type="float">
            <text:p><text:s/>10.25</text:p>
          </table:table-cell>
          <table:table-cell table:style-name="ce63" office:value-type="float" office:value="9.94" calcext:value-type="float">
            <text:p><text:s/>9.94</text:p>
          </table:table-cell>
          <table:table-cell table:style-name="ce116" office:value-type="float" office:value="12.07" calcext:value-type="float">
            <text:p><text:s/>12.0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64" office:value-type="float" office:value="6.75" calcext:value-type="float">
            <text:p><text:s/>6.75</text:p>
          </table:table-cell>
          <table:table-cell table:style-name="ce64" office:value-type="float" office:value="6.74" calcext:value-type="float">
            <text:p><text:s/>6.74</text:p>
          </table:table-cell>
          <table:table-cell table:style-name="ce64" office:value-type="float" office:value="-20" calcext:value-type="float">
            <text:p><text:s text:c="3"/>－20.00</text:p>
          </table:table-cell>
          <table:table-cell table:style-name="ce64" office:value-type="float" office:value="-14.29" calcext:value-type="float">
            <text:p><text:s text:c="3"/>－14.29</text:p>
          </table:table-cell>
          <table:table-cell table:style-name="ce64" office:value-type="float" office:value="-42.86" calcext:value-type="float">
            <text:p><text:s text:c="3"/>－42.86</text:p>
          </table:table-cell>
          <table:table-cell table:style-name="ce64" office:value-type="float" office:value="22.95" calcext:value-type="float">
            <text:p><text:s/>22.95</text:p>
          </table:table-cell>
          <table:table-cell table:style-name="ce64" office:value-type="float" office:value="25" calcext:value-type="float">
            <text:p><text:s/>25.00</text:p>
          </table:table-cell>
          <table:table-cell table:style-name="ce117" office:value-type="float" office:value="22.22" calcext:value-type="float">
            <text:p><text:s/>22.2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65" office:value-type="float" office:value="6.75" calcext:value-type="float">
            <text:p><text:s/>6.75</text:p>
          </table:table-cell>
          <table:table-cell table:style-name="ce65" office:value-type="float" office:value="10.33" calcext:value-type="float">
            <text:p><text:s/>10.33</text:p>
          </table:table-cell>
          <table:table-cell table:style-name="ce65" office:value-type="float" office:value="-14.29" calcext:value-type="float">
            <text:p><text:s text:c="3"/>－14.29</text:p>
          </table:table-cell>
          <table:table-cell table:style-name="ce65" office:value-type="float" office:value="-13.16" calcext:value-type="float">
            <text:p><text:s text:c="3"/>－13.16</text:p>
          </table:table-cell>
          <table:table-cell table:style-name="ce65" office:value-type="float" office:value="-64.29" calcext:value-type="float">
            <text:p><text:s text:c="3"/>－64.29</text:p>
          </table:table-cell>
          <table:table-cell table:style-name="ce65" office:value-type="float" office:value="7.96" calcext:value-type="float">
            <text:p><text:s/>7.96</text:p>
          </table:table-cell>
          <table:table-cell table:style-name="ce65" office:value-type="float" office:value="9.2" calcext:value-type="float">
            <text:p><text:s/>9.20</text:p>
          </table:table-cell>
          <table:table-cell table:style-name="ce118" office:value-type="float" office:value="-23.08" calcext:value-type="float">
            <text:p><text:s text:c="3"/>－23.08</text:p>
          </table:table-cell>
          <table:table-cell table:number-columns-repeated="1014"/>
        </table:table-row>
        <table:table-row table:style-name="ro8">
          <table:table-cell table:style-name="ce25" office:value-type="string" calcext:value-type="string" table:number-columns-spanned="1" table:number-rows-spanned="3">
            <text:p><text:s/>較本年上月 <text:s/>増減 (%) △</text:p>
          </table:table-cell>
          <table:table-cell table:style-name="ce39" office:value-type="string" calcext:value-type="string">
            <text:p>計</text:p>
          </table:table-cell>
          <table:table-cell table:style-name="ce66" office:value-type="float" office:value="55.82" calcext:value-type="float">
            <text:p><text:s/>55.82</text:p>
          </table:table-cell>
          <table:table-cell table:style-name="ce66" office:value-type="float" office:value="55.17" calcext:value-type="float">
            <text:p><text:s/>55.17</text:p>
          </table:table-cell>
          <table:table-cell table:style-name="ce66" office:value-type="float" office:value="47.94" calcext:value-type="float">
            <text:p><text:s/>47.94</text:p>
          </table:table-cell>
          <table:table-cell table:style-name="ce66" office:value-type="float" office:value="48.68" calcext:value-type="float">
            <text:p><text:s/>48.68</text:p>
          </table:table-cell>
          <table:table-cell table:style-name="ce66" office:value-type="float" office:value="12.5" calcext:value-type="float">
            <text:p><text:s/>12.50</text:p>
          </table:table-cell>
          <table:table-cell table:style-name="ce66" office:value-type="float" office:value="83.75" calcext:value-type="float">
            <text:p><text:s/>83.75</text:p>
          </table:table-cell>
          <table:table-cell table:style-name="ce66" office:value-type="float" office:value="86.14" calcext:value-type="float">
            <text:p><text:s/>86.14</text:p>
          </table:table-cell>
          <table:table-cell table:style-name="ce119" office:value-type="float" office:value="71.05" calcext:value-type="float">
            <text:p><text:s/>71.05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4" office:value-type="float" office:value="55.82" calcext:value-type="float">
            <text:p><text:s/>55.82</text:p>
          </table:table-cell>
          <table:table-cell table:style-name="ce64" office:value-type="float" office:value="55.46" calcext:value-type="float">
            <text:p><text:s/>55.46</text:p>
          </table:table-cell>
          <table:table-cell table:style-name="ce64" office:value-type="float" office:value="33.33" calcext:value-type="float">
            <text:p><text:s/>33.33</text:p>
          </table:table-cell>
          <table:table-cell table:style-name="ce64" office:value-type="float" office:value="50" calcext:value-type="float">
            <text:p><text:s/>50.00</text:p>
          </table:table-cell>
          <table:table-cell table:style-name="ce64" office:value-type="float" office:value="-20" calcext:value-type="float">
            <text:p><text:s text:c="3"/>－20.00</text:p>
          </table:table-cell>
          <table:table-cell table:style-name="ce64" office:value-type="float" office:value="97.37" calcext:value-type="float">
            <text:p><text:s/>97.37</text:p>
          </table:table-cell>
          <table:table-cell table:style-name="ce64" office:value-type="float" office:value="122.22" calcext:value-type="float">
            <text:p><text:s/>122.22</text:p>
          </table:table-cell>
          <table:table-cell table:style-name="ce117" office:value-type="float" office:value="89.66" calcext:value-type="float">
            <text:p><text:s/>89.66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1" office:value-type="string" calcext:value-type="string">
            <text:p>女</text:p>
          </table:table-cell>
          <table:table-cell table:style-name="ce65" office:value-type="float" office:value="55.82" calcext:value-type="float">
            <text:p><text:s/>55.82</text:p>
          </table:table-cell>
          <table:table-cell table:style-name="ce65" office:value-type="float" office:value="54.83" calcext:value-type="float">
            <text:p><text:s/>54.83</text:p>
          </table:table-cell>
          <table:table-cell table:style-name="ce65" office:value-type="float" office:value="48.77" calcext:value-type="float">
            <text:p><text:s/>48.77</text:p>
          </table:table-cell>
          <table:table-cell table:style-name="ce65" office:value-type="float" office:value="48.63" calcext:value-type="float">
            <text:p><text:s/>48.63</text:p>
          </table:table-cell>
          <table:table-cell table:style-name="ce65" office:value-type="float" office:value="66.67" calcext:value-type="float">
            <text:p><text:s/>66.67</text:p>
          </table:table-cell>
          <table:table-cell table:style-name="ce65" office:value-type="float" office:value="81.19" calcext:value-type="float">
            <text:p><text:s/>81.19</text:p>
          </table:table-cell>
          <table:table-cell table:style-name="ce65" office:value-type="float" office:value="84.46" calcext:value-type="float">
            <text:p><text:s/>84.46</text:p>
          </table:table-cell>
          <table:table-cell table:style-name="ce118" office:value-type="float" office:value="11.11" calcext:value-type="float">
            <text:p><text:s/>11.11</text:p>
          </table:table-cell>
          <table:table-cell table:number-columns-repeated="1014"/>
        </table:table-row>
        <table:table-row table:style-name="ro12">
          <table:table-cell table:style-name="ce26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1" table:number-columns-repeated="2"/>
          <table:table-cell table:style-name="ce120" office:value-type="string" calcext:value-type="string">
            <text:p>內政部戶政司 民國104年4月7日編製</text:p>
          </table:table-cell>
          <table:table-cell table:number-columns-repeated="1014"/>
        </table:table-row>
        <table:table-row table:style-name="ro13">
          <table:table-cell table:style-name="ce2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3">
          <table:table-cell table:style-name="ce27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7"/>
          <table:table-cell table:number-columns-repeated="1023"/>
        </table:table-row>
        <table:table-row table:style-name="ro14">
          <table:table-cell table:style-name="ce28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1" table:number-columns-repeated="1014"/>
          </table:table-row>
          <table:table-row table:style-name="ro3">
            <table:table-cell table:style-name="ce125" table:number-columns-repeated="2"/>
            <table:table-cell table:style-name="ce121"/>
            <table:table-cell table:style-name="ce141" office:value-type="string" office:string-value="中 華 民 國 104 年 3 月 份" calcext:value-type="string" table:number-columns-spanned="4" table:number-rows-spanned="1">
              <text:p><text:s/>中 華 民 國 104 年 3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5" office:value-type="string" calcext:value-type="string">
              <text:p>單位︰人</text:p>
            </table:table-cell>
            <table:table-cell table:style-name="ce121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別</text:p>
          </table:table-cell>
          <table:table-cell table:style-name="ce68" office:value-type="string" calcext:value-type="string" table:number-columns-spanned="1" table:number-rows-spanned="4">
            <text:p>總　計</text:p>
          </table:table-cell>
          <table:table-cell table:style-name="ce6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6"/>
          <table:table-cell table:style-name="ce122" table:number-columns-repeated="1014"/>
        </table:table-row>
        <table:table-row table:style-name="ro3">
          <table:covered-table-cell table:style-name="ce4"/>
          <table:covered-table-cell table:number-columns-repeated="2" table:style-name="ce32"/>
          <table:table-cell table:style-name="ce68" office:value-type="string" calcext:value-type="string" table:number-columns-spanned="1" table:number-rows-spanned="3">
            <text:p>本國籍</text:p>
          </table:table-cell>
          <table:table-cell table:style-name="ce68" office:value-type="string" calcext:value-type="string" table:number-columns-spanned="3" table:number-rows-spanned="1">
            <text:p>大陸、港澳地區</text:p>
          </table:table-cell>
          <table:covered-table-cell table:style-name="ce79"/>
          <table:covered-table-cell table:style-name="ce84"/>
          <table:table-cell table:style-name="ce88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22" table:number-columns-repeated="1014"/>
        </table:table-row>
        <table:table-row table:style-name="ro3">
          <table:covered-table-cell table:style-name="ce4"/>
          <table:covered-table-cell table:number-columns-repeated="3" table:style-name="ce32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東南亞</text:p>
          </table:table-cell>
          <table:table-cell table:style-name="ce88" office:value-type="string" calcext:value-type="string" table:number-columns-spanned="1" table:number-rows-spanned="2">
            <text:p>其他</text:p>
          </table:table-cell>
          <table:table-cell table:style-name="ce122" table:number-columns-repeated="1014"/>
        </table:table-row>
        <table:table-row table:style-name="ro8">
          <table:covered-table-cell table:style-name="ce5"/>
          <table:covered-table-cell table:number-columns-repeated="8" table:style-name="ce33"/>
          <table:covered-table-cell table:style-name="ce97"/>
          <table:table-cell table:style-name="ce122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39" office:value-type="float" office:value="9832" calcext:value-type="float">
            <text:p><text:s text:c="3"/>9,832</text:p>
          </table:table-cell>
          <table:table-cell table:style-name="ce69" office:value-type="float" office:value="8817" calcext:value-type="float">
            <text:p><text:s text:c="3"/>8,817</text:p>
          </table:table-cell>
          <table:table-cell table:style-name="ce69" office:value-type="float" office:value="574" calcext:value-type="float">
            <text:p><text:s text:c="3"/>574</text:p>
          </table:table-cell>
          <table:table-cell table:style-name="ce146" office:value-type="float" office:value="565" calcext:value-type="float">
            <text:p><text:s text:c="3"/>565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46" office:value-type="float" office:value="441" calcext:value-type="float">
            <text:p><text:s text:c="3"/>441</text:p>
          </table:table-cell>
          <table:table-cell table:style-name="ce146" office:value-type="float" office:value="376" calcext:value-type="float">
            <text:p><text:s text:c="3"/>376</text:p>
          </table:table-cell>
          <table:table-cell table:style-name="ce148" office:value-type="float" office:value="65" calcext:value-type="float">
            <text:p><text:s text:c="3"/>65</text:p>
          </table:table-cell>
          <table:table-cell table:style-name="ce122" table:number-columns-repeated="1014"/>
        </table:table-row>
        <table:table-row table:style-name="ro1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9" office:value-type="float" office:value="4916" calcext:value-type="float">
            <text:p><text:s text:c="3"/>4,916</text:p>
          </table:table-cell>
          <table:table-cell table:style-name="ce69" office:value-type="float" office:value="4813" calcext:value-type="float">
            <text:p><text:s text:c="3"/>4,813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75" calcext:value-type="float">
            <text:p><text:s text:c="3"/>75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70" office:value-type="float" office:value="4004" calcext:value-type="float">
            <text:p><text:s text:c="3"/>4,004</text:p>
          </table:table-cell>
          <table:table-cell table:style-name="ce70" office:value-type="float" office:value="546" calcext:value-type="float">
            <text:p><text:s text:c="3"/>546</text:p>
          </table:table-cell>
          <table:table-cell table:style-name="ce70" office:value-type="float" office:value="541" calcext:value-type="float">
            <text:p><text:s text:c="3"/>54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366" calcext:value-type="float">
            <text:p><text:s text:c="3"/>366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39" office:value-type="float" office:value="1726" calcext:value-type="float">
            <text:p><text:s text:c="3"/>1,726</text:p>
          </table:table-cell>
          <table:table-cell table:style-name="ce139" office:value-type="float" office:value="1534" calcext:value-type="float">
            <text:p><text:s text:c="3"/>1,534</text:p>
          </table:table-cell>
          <table:table-cell table:style-name="ce139" office:value-type="float" office:value="103" calcext:value-type="float">
            <text:p><text:s text:c="3"/>103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9" office:value-type="float" office:value="863" calcext:value-type="float">
            <text:p><text:s text:c="3"/>863</text:p>
          </table:table-cell>
          <table:table-cell table:style-name="ce142" office:value-type="float" office:value="838" calcext:value-type="float">
            <text:p><text:s text:c="3"/>838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863" calcext:value-type="float">
            <text:p><text:s text:c="3"/>863</text:p>
          </table:table-cell>
          <table:table-cell table:style-name="ce52" office:value-type="float" office:value="696" calcext:value-type="float">
            <text:p><text:s text:c="3"/>69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4" office:value-type="string" calcext:value-type="string">
            <text:p>計</text:p>
          </table:table-cell>
          <table:table-cell table:style-name="ce139" office:value-type="float" office:value="978" calcext:value-type="float">
            <text:p><text:s text:c="3"/>978</text:p>
          </table:table-cell>
          <table:table-cell table:style-name="ce139" office:value-type="float" office:value="889" calcext:value-type="float">
            <text:p><text:s text:c="3"/>889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39" office:value-type="float" office:value="489" calcext:value-type="float">
            <text:p><text:s text:c="3"/>489</text:p>
          </table:table-cell>
          <table:table-cell table:style-name="ce142" office:value-type="float" office:value="466" calcext:value-type="float">
            <text:p><text:s text:c="3"/>46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style-name="ce52" office:value-type="float" office:value="423" calcext:value-type="float">
            <text:p><text:s text:c="3"/>423</text:p>
          </table:table-cell>
          <table:table-cell table:number-columns-repeated="2" table:style-name="ce52" office:value-type="float" office:value="49" calcext:value-type="float">
            <text:p><text:s text:c="3"/>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計</text:p>
          </table:table-cell>
          <table:table-cell table:style-name="ce139" office:value-type="float" office:value="1078" calcext:value-type="float">
            <text:p><text:s text:c="3"/>1,078</text:p>
          </table:table-cell>
          <table:table-cell table:style-name="ce139" office:value-type="float" office:value="969" calcext:value-type="float">
            <text:p><text:s text:c="3"/>969</text:p>
          </table:table-cell>
          <table:table-cell table:number-columns-repeated="2" table:style-name="ce139" office:value-type="float" office:value="54" calcext:value-type="float">
            <text:p><text:s text:c="3"/>5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 office:value-type="string" office:string-value="桃園市" calcext:value-type="string">
            <text:p><text:s/>桃園市 </text:p>
          </table:table-cell>
          <table:table-cell table:style-name="ce38" office:value-type="string" calcext:value-type="string">
            <text:p>男</text:p>
          </table:table-cell>
          <table:table-cell table:style-name="ce139" office:value-type="float" office:value="539" calcext:value-type="float">
            <text:p><text:s text:c="3"/>539</text:p>
          </table:table-cell>
          <table:table-cell table:style-name="ce142" office:value-type="float" office:value="532" calcext:value-type="float">
            <text:p><text:s text:c="3"/>532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6" office:value-type="string" calcext:value-type="string">
            <text:p>女</text:p>
          </table:table-cell>
          <table:table-cell table:style-name="ce52" office:value-type="float" office:value="539" calcext:value-type="float">
            <text:p><text:s text:c="3"/>539</text:p>
          </table:table-cell>
          <table:table-cell table:style-name="ce52" office:value-type="float" office:value="437" calcext:value-type="float">
            <text:p><text:s text:c="3"/>437</text:p>
          </table:table-cell>
          <table:table-cell table:number-columns-repeated="2" table:style-name="ce52" office:value-type="float" office:value="51" calcext:value-type="float">
            <text:p><text:s text:c="3"/>5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1" calcext:value-type="float">
            <text:p><text:s text:c="3"/>5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計</text:p>
          </table:table-cell>
          <table:table-cell table:style-name="ce139" office:value-type="float" office:value="1164" calcext:value-type="float">
            <text:p><text:s text:c="3"/>1,164</text:p>
          </table:table-cell>
          <table:table-cell table:style-name="ce139" office:value-type="float" office:value="1053" calcext:value-type="float">
            <text:p><text:s text:c="3"/>1,053</text:p>
          </table:table-cell>
          <table:table-cell table:style-name="ce139" office:value-type="float" office:value="67" calcext:value-type="float">
            <text:p><text:s text:c="3"/>67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8" office:value-type="string" calcext:value-type="string">
            <text:p>男</text:p>
          </table:table-cell>
          <table:table-cell table:style-name="ce139" office:value-type="float" office:value="582" calcext:value-type="float">
            <text:p><text:s text:c="3"/>582</text:p>
          </table:table-cell>
          <table:table-cell table:style-name="ce142" office:value-type="float" office:value="570" calcext:value-type="float">
            <text:p><text:s text:c="3"/>570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6" office:value-type="string" calcext:value-type="string">
            <text:p>女</text:p>
          </table:table-cell>
          <table:table-cell table:style-name="ce52" office:value-type="float" office:value="582" calcext:value-type="float">
            <text:p><text:s text:c="3"/>582</text:p>
          </table:table-cell>
          <table:table-cell table:style-name="ce52" office:value-type="float" office:value="483" calcext:value-type="float">
            <text:p><text:s text:c="3"/>483</text:p>
          </table:table-cell>
          <table:table-cell table:number-columns-repeated="2" table:style-name="ce52" office:value-type="float" office:value="63" calcext:value-type="float">
            <text:p><text:s text:c="3"/>6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4" office:value-type="string" calcext:value-type="string">
            <text:p>計</text:p>
          </table:table-cell>
          <table:table-cell table:style-name="ce139" office:value-type="float" office:value="706" calcext:value-type="float">
            <text:p><text:s text:c="3"/>706</text:p>
          </table:table-cell>
          <table:table-cell table:style-name="ce139" office:value-type="float" office:value="645" calcext:value-type="float">
            <text:p><text:s text:c="3"/>645</text:p>
          </table:table-cell>
          <table:table-cell table:number-columns-repeated="2" table:style-name="ce139" office:value-type="float" office:value="28" calcext:value-type="float">
            <text:p><text:s text:c="3"/>28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8" office:value-type="string" calcext:value-type="string">
            <text:p>男</text:p>
          </table:table-cell>
          <table:table-cell table:style-name="ce139" office:value-type="float" office:value="353" calcext:value-type="float">
            <text:p><text:s text:c="3"/>353</text:p>
          </table:table-cell>
          <table:table-cell table:style-name="ce142" office:value-type="float" office:value="347" calcext:value-type="float">
            <text:p><text:s text:c="3"/>34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6" office:value-type="string" calcext:value-type="string">
            <text:p>女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4" office:value-type="string" calcext:value-type="string">
            <text:p>計</text:p>
          </table:table-cell>
          <table:table-cell table:style-name="ce139" office:value-type="float" office:value="1150" calcext:value-type="float">
            <text:p><text:s text:c="3"/>1,150</text:p>
          </table:table-cell>
          <table:table-cell table:style-name="ce139" office:value-type="float" office:value="1022" calcext:value-type="float">
            <text:p><text:s text:c="3"/>1,022</text:p>
          </table:table-cell>
          <table:table-cell table:style-name="ce139" office:value-type="float" office:value="82" calcext:value-type="float">
            <text:p><text:s text:c="3"/>82</text:p>
          </table:table-cell>
          <table:table-cell table:style-name="ce139" office:value-type="float" office:value="81" calcext:value-type="float">
            <text:p><text:s text:c="3"/>8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高雄市" calcext:value-type="string">
            <text:p><text:s/>高雄市 </text:p>
          </table:table-cell>
          <table:table-cell table:style-name="ce38" office:value-type="string" calcext:value-type="string">
            <text:p>男</text:p>
          </table:table-cell>
          <table:table-cell table:style-name="ce139" office:value-type="float" office:value="575" calcext:value-type="float">
            <text:p><text:s text:c="3"/>575</text:p>
          </table:table-cell>
          <table:table-cell table:style-name="ce142" office:value-type="float" office:value="564" calcext:value-type="float">
            <text:p><text:s text:c="3"/>564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9"/>
          <table:table-cell table:style-name="ce36" office:value-type="string" calcext:value-type="string">
            <text:p>女</text:p>
          </table:table-cell>
          <table:table-cell table:style-name="ce52" office:value-type="float" office:value="575" calcext:value-type="float">
            <text:p><text:s text:c="3"/>575</text:p>
          </table:table-cell>
          <table:table-cell table:style-name="ce52" office:value-type="float" office:value="458" calcext:value-type="float">
            <text:p><text:s text:c="3"/>458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6"/>
          <table:table-cell table:style-name="ce136" office:value-type="string" calcext:value-type="string">
            <text:p>計</text:p>
          </table:table-cell>
          <table:table-cell table:style-name="ce139" office:value-type="float" office:value="2978" calcext:value-type="float">
            <text:p><text:s text:c="3"/>2,978</text:p>
          </table:table-cell>
          <table:table-cell table:style-name="ce139" office:value-type="float" office:value="2660" calcext:value-type="float">
            <text:p><text:s text:c="3"/>2,660</text:p>
          </table:table-cell>
          <table:table-cell table:style-name="ce139" office:value-type="float" office:value="180" calcext:value-type="float">
            <text:p><text:s text:c="3"/>180</text:p>
          </table:table-cell>
          <table:table-cell table:style-name="ce139" office:value-type="float" office:value="177" calcext:value-type="float">
            <text:p><text:s text:c="3"/>17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38" calcext:value-type="float">
            <text:p><text:s text:c="3"/>138</text:p>
          </table:table-cell>
          <table:table-cell table:style-name="ce139" office:value-type="float" office:value="123" calcext:value-type="float">
            <text:p><text:s text:c="3"/>123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table-cell table:style-name="ce130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489" calcext:value-type="float">
            <text:p><text:s text:c="3"/>1,489</text:p>
          </table:table-cell>
          <table:table-cell table:style-name="ce143" office:value-type="float" office:value="1470" calcext:value-type="float">
            <text:p><text:s text:c="3"/>1,470</text:p>
          </table:table-cell>
          <table:table-cell table:number-columns-repeated="2" table:style-name="ce143" office:value-type="float" office:value="5" calcext:value-type="float">
            <text:p><text:s text:c="3"/>5</text:p>
          </table:table-cell>
          <table:table-cell table:style-name="ce14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138" office:value-type="string" calcext:value-type="string">
            <text:p>女</text:p>
          </table:table-cell>
          <table:table-cell table:style-name="ce52" office:value-type="float" office:value="1489" calcext:value-type="float">
            <text:p><text:s text:c="3"/>1,489</text:p>
          </table:table-cell>
          <table:table-cell table:style-name="ce144" office:value-type="float" office:value="1190" calcext:value-type="float">
            <text:p><text:s text:c="3"/>1,190</text:p>
          </table:table-cell>
          <table:table-cell table:style-name="ce144" office:value-type="float" office:value="175" calcext:value-type="float">
            <text:p><text:s text:c="3"/>175</text:p>
          </table:table-cell>
          <table:table-cell table:style-name="ce144" office:value-type="float" office:value="172" calcext:value-type="float">
            <text:p><text:s text:c="3"/>17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124" calcext:value-type="float">
            <text:p><text:s text:c="3"/>124</text:p>
          </table:table-cell>
          <table:table-cell table:style-name="ce144" office:value-type="float" office:value="121" calcext:value-type="float">
            <text:p><text:s text:c="3"/>12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2" office:value-type="string" calcext:value-type="string">
            <text:p>計</text:p>
          </table:table-cell>
          <table:table-cell table:style-name="ce140" office:value-type="float" office:value="196" calcext:value-type="float">
            <text:p><text:s text:c="3"/>196</text:p>
          </table:table-cell>
          <table:table-cell table:style-name="ce140" office:value-type="float" office:value="175" calcext:value-type="float">
            <text:p><text:s text:c="3"/>175</text:p>
          </table:table-cell>
          <table:table-cell table:number-columns-repeated="2"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98" calcext:value-type="float">
            <text:p><text:s text:c="3"/>98</text:p>
          </table:table-cell>
          <table:table-cell table:style-name="ce145" office:value-type="float" office:value="98" calcext:value-type="float">
            <text:p><text:s text:c="3"/>9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/>
          <table:table-cell table:style-name="ce138" office:value-type="string" calcext:value-type="string">
            <text:p>女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9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220" calcext:value-type="float">
            <text:p><text:s text:c="3"/>220</text:p>
          </table:table-cell>
          <table:table-cell table:style-name="ce140" office:value-type="float" office:value="207" calcext:value-type="float">
            <text:p><text:s text:c="3"/>207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9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240" calcext:value-type="float">
            <text:p><text:s text:c="3"/>240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number-columns-repeated="2" table:style-name="ce140" office:value-type="float" office:value="17" calcext:value-type="float">
            <text:p><text:s text:c="3"/>1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5" office:value-type="float" office:value="119" calcext:value-type="float">
            <text:p><text:s text:c="3"/>11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number-columns-repeated="2" table:style-name="ce59" office:value-type="float" office:value="17" calcext:value-type="float">
            <text:p><text:s text:c="3"/>1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9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472" calcext:value-type="float">
            <text:p><text:s text:c="3"/>472</text:p>
          </table:table-cell>
          <table:table-cell table:style-name="ce140" office:value-type="float" office:value="424" calcext:value-type="float">
            <text:p><text:s text:c="3"/>424</text:p>
          </table:table-cell>
          <table:table-cell table:number-columns-repeated="2" table:style-name="ce140" office:value-type="float" office:value="28" calcext:value-type="float">
            <text:p><text:s text:c="3"/>2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0" calcext:value-type="float">
            <text:p><text:s text:c="3"/>20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36" calcext:value-type="float">
            <text:p><text:s text:c="3"/>236</text:p>
          </table:table-cell>
          <table:table-cell table:style-name="ce145" office:value-type="float" office:value="234" calcext:value-type="float">
            <text:p><text:s text:c="3"/>23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number-columns-repeated="2" table:style-name="ce59" office:value-type="float" office:value="26" calcext:value-type="float">
            <text:p><text:s text:c="3"/>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0" calcext:value-type="float">
            <text:p><text:s text:c="3"/>2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9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7" calcext:value-type="float">
            <text:p><text:s text:c="3"/>157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9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282" calcext:value-type="float">
            <text:p><text:s text:c="3"/>282</text:p>
          </table:table-cell>
          <table:table-cell table:style-name="ce140" office:value-type="float" office:value="248" calcext:value-type="float">
            <text:p><text:s text:c="3"/>248</text:p>
          </table:table-cell>
          <table:table-cell table:number-columns-repeated="2" table:style-name="ce140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41" calcext:value-type="float">
            <text:p><text:s text:c="3"/>141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number-columns-repeated="2" table:style-name="ce59" office:value-type="float" office:value="19" calcext:value-type="float">
            <text:p><text:s text:c="3"/>19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9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171" calcext:value-type="float">
            <text:p><text:s text:c="3"/>171</text:p>
          </table:table-cell>
          <table:table-cell table:number-columns-repeated="2" table:style-name="ce140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0" calcext:value-type="float">
            <text:p><text:s text:c="3"/>100</text:p>
          </table:table-cell>
          <table:table-cell table:style-name="ce145" office:value-type="float" office:value="100" calcext:value-type="float">
            <text:p><text:s text:c="3"/>10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number-columns-repeated="2" table:style-name="ce59" office:value-type="float" office:value="16" calcext:value-type="float">
            <text:p><text:s text:c="3"/>1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392" calcext:value-type="float">
            <text:p><text:s text:c="3"/>392</text:p>
          </table:table-cell>
          <table:table-cell table:style-name="ce140" office:value-type="float" office:value="349" calcext:value-type="float">
            <text:p><text:s text:c="3"/>349</text:p>
          </table:table-cell>
          <table:table-cell table:number-columns-repeated="2" table:style-name="ce140" office:value-type="float" office:value="22" calcext:value-type="float">
            <text:p><text:s text:c="3"/>2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96" calcext:value-type="float">
            <text:p><text:s text:c="3"/>196</text:p>
          </table:table-cell>
          <table:table-cell table:style-name="ce145" office:value-type="float" office:value="192" calcext:value-type="float">
            <text:p><text:s text:c="3"/>19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2" table:style-name="ce59" office:value-type="float" office:value="21" calcext:value-type="float">
            <text:p><text:s text:c="3"/>2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198" calcext:value-type="float">
            <text:p><text:s text:c="3"/>198</text:p>
          </table:table-cell>
          <table:table-cell table:style-name="ce140" office:value-type="float" office:value="177" calcext:value-type="float">
            <text:p><text:s text:c="3"/>177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9" calcext:value-type="float">
            <text:p><text:s text:c="3"/>99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172" calcext:value-type="float">
            <text:p><text:s text:c="3"/>172</text:p>
          </table:table-cell>
          <table:table-cell table:style-name="ce140" office:value-type="float" office:value="151" calcext:value-type="float">
            <text:p><text:s text:c="3"/>151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145" office:value-type="float" office:value="85" calcext:value-type="float">
            <text:p><text:s text:c="3"/>8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41" calcext:value-type="float">
            <text:p><text:s text:c="3"/>141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145" office:value-type="float" office:value="75" calcext:value-type="float">
            <text:p><text:s text:c="3"/>7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0" office:value-type="float" office:value="104" calcext:value-type="float">
            <text:p><text:s text:c="3"/>104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4" office:value-type="string" calcext:value-type="string">
            <text:p>計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number-columns-repeated="2" table:style-name="ce13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number-columns-repeated="2" table:style-name="ce139" office:value-type="float" office:value="26" calcext:value-type="float">
            <text:p><text:s text:c="3"/>26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4" table:style-name="ce1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number-columns-repeated="2"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number-columns-repeated="2" table:style-name="ce140" office:value-type="float" office:value="4" calcext:value-type="float">
            <text:p><text:s text:c="3"/>4</text:p>
          </table:table-cell>
          <table:table-cell table:number-columns-repeated="5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6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7"/>
          <table:table-cell table:style-name="ce91" table:number-columns-repeated="2"/>
          <table:table-cell table:style-name="ce120" office:value-type="string" calcext:value-type="string">
            <text:p>內政部戶政司 民國104年4月7日編製</text:p>
          </table:table-cell>
          <table:table-cell table:number-columns-repeated="1014"/>
        </table:table-row>
        <table:table-row table:style-name="ro13">
          <table:table-cell table:style-name="ce27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3">
          <table:table-cell table:style-name="ce27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8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2" table:default-cell-style-name="ce29"/>
        <table:table-column table:style-name="co4" table:default-cell-style-name="ce29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1" table:number-columns-repeated="1003"/>
          </table:table-row>
          <table:table-row table:style-name="ro16">
            <table:table-cell table:style-name="ce2" table:number-columns-repeated="11"/>
            <table:table-cell table:style-name="ce121" table:number-columns-repeated="9"/>
            <table:table-cell table:style-name="ce95" office:value-type="string" calcext:value-type="string">
              <text:p>單位︰人</text:p>
            </table:table-cell>
            <table:table-cell table:style-name="ce121" table:number-columns-repeated="1003"/>
          </table:table-row>
          <table:table-row table:style-name="ro3">
            <table:table-cell table:style-name="ce21"/>
            <table:table-cell table:style-name="ce155" table:number-columns-repeated="2"/>
            <table:table-cell table:style-name="ce68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9"/>
            <table:table-cell table:style-name="ce68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9"/>
            <table:table-cell table:style-name="ce68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9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2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　計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3" table:number-rows-spanned="1">
              <text:p>合 <text:s/>計</text:p>
            </table:table-cell>
            <table:covered-table-cell table:style-name="ce96"/>
            <table:covered-table-cell table:style-name="ce19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2" table:number-columns-repeated="1003"/>
          </table:table-row>
          <table:table-row table:style-name="ro17">
            <table:table-cell table:style-name="ce3"/>
            <table:table-cell table:style-name="ce31" table:number-columns-repeated="2"/>
            <table:covered-table-cell table:number-columns-repeated="9" table:style-name="ce31"/>
            <table:table-cell table:style-name="ce68" office:value-type="string" calcext:value-type="string">
              <text:p>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2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2" table:number-columns-repeated="1003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1" office:value-type="float" office:value="57351" calcext:value-type="float">
            <text:p><text:s text:c="3"/>57,3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2" office:value-type="float" office:value="48585" calcext:value-type="float">
            <text:p><text:s text:c="3"/>48,58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999" calcext:value-type="float">
            <text:p><text:s text:c="3"/>999</text:p>
          </table:table-cell>
          <table:table-cell table:style-name="ce52" office:value-type="float" office:value="5191" calcext:value-type="float">
            <text:p><text:s text:c="3"/>5,19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54865" calcext:value-type="float">
            <text:p><text:s text:c="3"/>54,86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68" calcext:value-type="float">
            <text:p><text:s text:c="3"/>768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26" calcext:value-type="float">
            <text:p><text:s text:c="3"/>22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45691" calcext:value-type="float">
            <text:p><text:s text:c="3"/>45,69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4870" calcext:value-type="float">
            <text:p><text:s text:c="3"/>4,87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1761" calcext:value-type="float">
            <text:p><text:s text:c="3"/>1,761</text:p>
          </table:table-cell>
          <table:table-cell table:style-name="ce54" office:value-type="float" office:value="2301" calcext:value-type="float">
            <text:p><text:s text:c="3"/>2,301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54" office:value-type="float" office:value="1759" calcext:value-type="float">
            <text:p><text:s text:c="3"/>1,759</text:p>
          </table:table-cell>
          <table:table-cell table:style-name="ce54" office:value-type="float" office:value="2187" calcext:value-type="float">
            <text:p><text:s text:c="3"/>2,187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56797" calcext:value-type="float">
            <text:p><text:s text:c="3"/>56,79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174" calcext:value-type="float">
            <text:p><text:s text:c="3"/>174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807" calcext:value-type="float">
            <text:p><text:s text:c="3"/>807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78" calcext:value-type="float">
            <text:p><text:s text:c="3"/>178</text:p>
          </table:table-cell>
          <table:table-cell table:style-name="ce54" office:value-type="float" office:value="638" calcext:value-type="float">
            <text:p><text:s text:c="3"/>63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5" office:value-type="float" office:value="58115" calcext:value-type="float">
            <text:p><text:s text:c="3"/>58,115</text:p>
          </table:table-cell>
          <table:table-cell table:style-name="ce55" office:value-type="float" office:value="44197" calcext:value-type="float">
            <text:p><text:s text:c="3"/>44,197</text:p>
          </table:table-cell>
          <table:table-cell table:style-name="ce55" office:value-type="float" office:value="44189" calcext:value-type="float">
            <text:p><text:s text:c="3"/>44,18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9167" calcext:value-type="float">
            <text:p><text:s text:c="3"/>9,167</text:p>
          </table:table-cell>
          <table:table-cell table:style-name="ce55" office:value-type="float" office:value="4773" calcext:value-type="float">
            <text:p><text:s text:c="3"/>4,773</text:p>
          </table:table-cell>
          <table:table-cell table:style-name="ce55" office:value-type="float" office:value="4394" calcext:value-type="float">
            <text:p><text:s text:c="3"/>4,39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55" office:value-type="float" office:value="4693" calcext:value-type="float">
            <text:p><text:s text:c="3"/>4,693</text:p>
          </table:table-cell>
          <table:table-cell table:style-name="ce55" office:value-type="float" office:value="2878" calcext:value-type="float">
            <text:p><text:s text:c="3"/>2,878</text:p>
          </table:table-cell>
          <table:table-cell table:style-name="ce55" office:value-type="float" office:value="1815" calcext:value-type="float">
            <text:p><text:s text:c="3"/>1,815</text:p>
          </table:table-cell>
          <table:table-cell table:style-name="ce55" office:value-type="float" office:value="4547" calcext:value-type="float">
            <text:p><text:s text:c="3"/>4,547</text:p>
          </table:table-cell>
          <table:table-cell table:style-name="ce55" office:value-type="float" office:value="2873" calcext:value-type="float">
            <text:p><text:s text:c="3"/>2,873</text:p>
          </table:table-cell>
          <table:table-cell table:style-name="ce55" office:value-type="float" office:value="1674" calcext:value-type="float">
            <text:p><text:s text:c="3"/>1,674</text:p>
          </table:table-cell>
          <table:table-cell table:style-name="ce55" office:value-type="float" office:value="146" calcext:value-type="float">
            <text:p><text:s text:c="3"/>14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56" office:value-type="float" office:value="94898" calcext:value-type="float">
            <text:p><text:s text:c="3"/>94,898</text:p>
          </table:table-cell>
          <table:table-cell table:style-name="ce56" office:value-type="float" office:value="94878" calcext:value-type="float">
            <text:p><text:s text:c="3"/>94,878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6735" calcext:value-type="float">
            <text:p><text:s text:c="3"/>6,735</text:p>
          </table:table-cell>
          <table:table-cell table:style-name="ce56" office:value-type="float" office:value="2807" calcext:value-type="float">
            <text:p><text:s text:c="3"/>2,807</text:p>
          </table:table-cell>
          <table:table-cell table:style-name="ce56" office:value-type="float" office:value="3928" calcext:value-type="float">
            <text:p><text:s text:c="3"/>3,92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4592" calcext:value-type="float">
            <text:p><text:s text:c="3"/>4,592</text:p>
          </table:table-cell>
          <table:table-cell table:style-name="ce56" office:value-type="float" office:value="2795" calcext:value-type="float">
            <text:p><text:s text:c="3"/>2,795</text:p>
          </table:table-cell>
          <table:table-cell table:style-name="ce56" office:value-type="float" office:value="1797" calcext:value-type="float">
            <text:p><text:s text:c="3"/>1,797</text:p>
          </table:table-cell>
          <table:table-cell table:style-name="ce56" office:value-type="float" office:value="3864" calcext:value-type="float">
            <text:p><text:s text:c="3"/>3,864</text:p>
          </table:table-cell>
          <table:table-cell table:style-name="ce56" office:value-type="float" office:value="2786" calcext:value-type="float">
            <text:p><text:s text:c="3"/>2,786</text:p>
          </table:table-cell>
          <table:table-cell table:style-name="ce56" office:value-type="float" office:value="1078" calcext:value-type="float">
            <text:p><text:s text:c="3"/>1,078</text:p>
          </table:table-cell>
          <table:table-cell table:style-name="ce56" office:value-type="float" office:value="728" calcext:value-type="float">
            <text:p><text:s text:c="3"/>728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52083" calcext:value-type="float">
            <text:p><text:s text:c="3"/>52,08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42795" calcext:value-type="float">
            <text:p><text:s text:c="3"/>42,79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2763" calcext:value-type="float">
            <text:p><text:s text:c="3"/>2,763</text:p>
          </table:table-cell>
          <table:table-cell table:style-name="ce52" office:value-type="float" office:value="3696" calcext:value-type="float">
            <text:p><text:s text:c="3"/>3,696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2774" calcext:value-type="float">
            <text:p><text:s text:c="3"/>2,774</text:p>
          </table:table-cell>
          <table:table-cell table:style-name="ce52" office:value-type="float" office:value="1058" calcext:value-type="float">
            <text:p><text:s text:c="3"/>1,058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2770" calcext:value-type="float">
            <text:p><text:s text:c="3"/>2,770</text:p>
          </table:table-cell>
          <table:table-cell table:style-name="ce52" office:value-type="float" office:value="916" calcext:value-type="float">
            <text:p><text:s text:c="3"/>91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10" calcext:value-type="float">
            <text:p><text:s text:c="3"/>9,210</text:p>
          </table:table-cell>
          <table:table-cell table:style-name="ce170" office:value-type="float" office:value="8138" calcext:value-type="float">
            <text:p><text:s text:c="3"/>8,138</text:p>
          </table:table-cell>
          <table:table-cell table:style-name="ce170" office:value-type="float" office:value="8134" calcext:value-type="float">
            <text:p><text:s text:c="3"/>8,134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51" calcext:value-type="float">
            <text:p><text:s text:c="3"/>651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359" calcext:value-type="float">
            <text:p><text:s text:c="3"/>359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400" calcext:value-type="float">
            <text:p><text:s text:c="3"/>400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149" calcext:value-type="float">
            <text:p><text:s text:c="3"/>149</text:p>
          </table:table-cell>
          <table:table-cell table:style-name="ce170" office:value-type="float" office:value="342" calcext:value-type="float">
            <text:p><text:s text:c="3"/>342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91" calcext:value-type="float">
            <text:p><text:s text:c="3"/>91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05" calcext:value-type="float">
            <text:p><text:s text:c="3"/>4,605</text:p>
          </table:table-cell>
          <table:table-cell table:style-name="ce178" office:value-type="float" office:value="4509" calcext:value-type="float">
            <text:p><text:s text:c="3"/>4,509</text:p>
          </table:table-cell>
          <table:table-cell table:style-name="ce58" office:value-type="float" office:value="4508" calcext:value-type="float">
            <text:p><text:s text:c="3"/>4,50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5" calcext:value-type="float">
            <text:p><text:s text:c="3"/>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05" calcext:value-type="float">
            <text:p><text:s text:c="3"/>4,605</text:p>
          </table:table-cell>
          <table:table-cell table:style-name="ce179" office:value-type="float" office:value="3629" calcext:value-type="float">
            <text:p><text:s text:c="3"/>3,629</text:p>
          </table:table-cell>
          <table:table-cell table:style-name="ce59" office:value-type="float" office:value="3626" calcext:value-type="float">
            <text:p><text:s text:c="3"/>3,62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3" calcext:value-type="float">
            <text:p><text:s text:c="3"/>623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183" office:value-type="float" office:value="7" calcext:value-type="float">
            <text:p><text:s text:c="3"/>7</text:p>
          </table:table-cell>
          <table:table-cell table:style-name="ce188" office:value-type="float" office:value="339" calcext:value-type="float">
            <text:p><text:s text:c="3"/>339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326" calcext:value-type="float">
            <text:p><text:s text:c="3"/>326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75" calcext:value-type="float">
            <text:p><text:s text:c="3"/>75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16" calcext:value-type="float">
            <text:p><text:s text:c="3"/>9,216</text:p>
          </table:table-cell>
          <table:table-cell table:style-name="ce170" office:value-type="float" office:value="8228" calcext:value-type="float">
            <text:p><text:s text:c="3"/>8,228</text:p>
          </table:table-cell>
          <table:table-cell table:style-name="ce170" office:value-type="float" office:value="8227" calcext:value-type="float">
            <text:p><text:s text:c="3"/>8,22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7" calcext:value-type="float">
            <text:p><text:s text:c="3"/>587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392" calcext:value-type="float">
            <text:p><text:s text:c="3"/>392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151" calcext:value-type="float">
            <text:p><text:s text:c="3"/>151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92" calcext:value-type="float">
            <text:p><text:s text:c="3"/>9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59" calcext:value-type="float">
            <text:p><text:s text:c="3"/>5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08" calcext:value-type="float">
            <text:p><text:s text:c="3"/>4,608</text:p>
          </table:table-cell>
          <table:table-cell table:style-name="ce178" office:value-type="float" office:value="4521" calcext:value-type="float">
            <text:p><text:s text:c="3"/>4,521</text:p>
          </table:table-cell>
          <table:table-cell table:style-name="ce58" office:value-type="float" office:value="4521" calcext:value-type="float">
            <text:p><text:s text:c="3"/>4,52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2" office:value-type="float" office:value="1" calcext:value-type="float">
            <text:p><text:s text:c="3"/>1</text:p>
          </table:table-cell>
          <table:table-cell table:style-name="ce187" office:value-type="float" office:value="60" calcext:value-type="float">
            <text:p><text:s text:c="3"/>60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6" calcext:value-type="float">
            <text:p><text:s text:c="3"/>46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08" calcext:value-type="float">
            <text:p><text:s text:c="3"/>4,608</text:p>
          </table:table-cell>
          <table:table-cell table:style-name="ce179" office:value-type="float" office:value="3707" calcext:value-type="float">
            <text:p><text:s text:c="3"/>3,707</text:p>
          </table:table-cell>
          <table:table-cell table:style-name="ce59" office:value-type="float" office:value="3706" calcext:value-type="float">
            <text:p><text:s text:c="3"/>3,70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32" calcext:value-type="float">
            <text:p><text:s text:c="3"/>332</text:p>
          </table:table-cell>
          <table:table-cell table:style-name="ce188" office:value-type="float" office:value="240" calcext:value-type="float">
            <text:p><text:s text:c="3"/>240</text:p>
          </table:table-cell>
          <table:table-cell table:style-name="ce188" office:value-type="float" office:value="92" calcext:value-type="float">
            <text:p><text:s text:c="3"/>92</text:p>
          </table:table-cell>
          <table:table-cell table:style-name="ce188" office:value-type="float" office:value="319" calcext:value-type="float">
            <text:p><text:s text:c="3"/>319</text:p>
          </table:table-cell>
          <table:table-cell table:style-name="ce188" office:value-type="float" office:value="240" calcext:value-type="float">
            <text:p><text:s text:c="3"/>240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82" calcext:value-type="float">
            <text:p><text:s text:c="3"/>9,282</text:p>
          </table:table-cell>
          <table:table-cell table:style-name="ce170" office:value-type="float" office:value="8265" calcext:value-type="float">
            <text:p><text:s text:c="3"/>8,265</text:p>
          </table:table-cell>
          <table:table-cell table:style-name="ce170" office:value-type="float" office:value="8264" calcext:value-type="float">
            <text:p><text:s text:c="3"/>8,2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2" calcext:value-type="float">
            <text:p><text:s text:c="3"/>592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8" calcext:value-type="float">
            <text:p><text:s text:c="3"/>8</text:p>
          </table:table-cell>
          <table:table-cell table:number-columns-repeated="2" table:style-name="ce170" office:value-type="float" office:value="4" calcext:value-type="float">
            <text:p><text:s text:c="3"/>4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167" calcext:value-type="float">
            <text:p><text:s text:c="3"/>167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4534" calcext:value-type="float">
            <text:p><text:s text:c="3"/>4,534</text:p>
          </table:table-cell>
          <table:table-cell table:style-name="ce58" office:value-type="float" office:value="4533" calcext:value-type="float">
            <text:p><text:s text:c="3"/>4,53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41" calcext:value-type="float">
            <text:p><text:s text:c="3"/>4,641</text:p>
          </table:table-cell>
          <table:table-cell table:style-name="ce179" office:value-type="float" office:value="3731" calcext:value-type="float">
            <text:p><text:s text:c="3"/>3,731</text:p>
          </table:table-cell>
          <table:table-cell table:style-name="ce59" office:value-type="float" office:value="3731" calcext:value-type="float">
            <text:p><text:s text:c="3"/>3,73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3" office:value-type="float" office:value="0" calcext:value-type="float">
            <text:p>—</text:p>
          </table:table-cell>
          <table:table-cell table:style-name="ce188" office:value-type="float" office:value="345" calcext:value-type="float">
            <text:p><text:s text:c="3"/>345</text:p>
          </table:table-cell>
          <table:table-cell table:style-name="ce188" office:value-type="float" office:value="245" calcext:value-type="float">
            <text:p><text:s text:c="3"/>245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33" calcext:value-type="float">
            <text:p><text:s text:c="3"/>333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0" calcext:value-type="float">
            <text:p><text:s text:c="3"/>90</text:p>
          </table:table-cell>
          <table:table-cell table:style-name="ce188" office:value-type="float" office:value="12" calcext:value-type="float">
            <text:p><text:s text:c="3"/>12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96" calcext:value-type="float">
            <text:p><text:s text:c="3"/>8,996</text:p>
          </table:table-cell>
          <table:table-cell table:number-columns-repeated="2" table:style-name="ce170" office:value-type="float" office:value="7989" calcext:value-type="float">
            <text:p><text:s text:c="3"/>7,98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39" calcext:value-type="float">
            <text:p><text:s text:c="3"/>239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1" calcext:value-type="float">
            <text:p><text:s text:c="3"/>431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4411" calcext:value-type="float">
            <text:p><text:s text:c="3"/>4,411</text:p>
          </table:table-cell>
          <table:table-cell table:style-name="ce58" office:value-type="float" office:value="4411" calcext:value-type="float">
            <text:p><text:s text:c="3"/>4,4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89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0" calcext:value-type="float">
            <text:p><text:s text:c="3"/>5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98" calcext:value-type="float">
            <text:p><text:s text:c="3"/>4,498</text:p>
          </table:table-cell>
          <table:table-cell table:style-name="ce179" office:value-type="float" office:value="3578" calcext:value-type="float">
            <text:p><text:s text:c="3"/>3,578</text:p>
          </table:table-cell>
          <table:table-cell table:style-name="ce59" office:value-type="float" office:value="3578" calcext:value-type="float">
            <text:p><text:s text:c="3"/>3,5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46" calcext:value-type="float">
            <text:p><text:s text:c="3"/>546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8" office:value-type="float" office:value="364" calcext:value-type="float">
            <text:p><text:s text:c="3"/>364</text:p>
          </table:table-cell>
          <table:table-cell table:style-name="ce188" office:value-type="float" office:value="277" calcext:value-type="float">
            <text:p><text:s text:c="3"/>277</text:p>
          </table:table-cell>
          <table:table-cell table:style-name="ce188" office:value-type="float" office:value="87" calcext:value-type="float">
            <text:p><text:s text:c="3"/>87</text:p>
          </table:table-cell>
          <table:table-cell table:style-name="ce188" office:value-type="float" office:value="350" calcext:value-type="float">
            <text:p><text:s text:c="3"/>350</text:p>
          </table:table-cell>
          <table:table-cell table:style-name="ce188" office:value-type="float" office:value="276" calcext:value-type="float">
            <text:p><text:s text:c="3"/>276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46" calcext:value-type="float">
            <text:p><text:s text:c="3"/>9,646</text:p>
          </table:table-cell>
          <table:table-cell table:style-name="ce170" office:value-type="float" office:value="8641" calcext:value-type="float">
            <text:p><text:s text:c="3"/>8,641</text:p>
          </table:table-cell>
          <table:table-cell table:style-name="ce170" office:value-type="float" office:value="8640" calcext:value-type="float">
            <text:p><text:s text:c="3"/>8,64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3" calcext:value-type="float">
            <text:p><text:s text:c="3"/>593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395" calcext:value-type="float">
            <text:p><text:s text:c="3"/>395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30" calcext:value-type="float">
            <text:p><text:s text:c="3"/>330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64" calcext:value-type="float">
            <text:p><text:s text:c="3"/>6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8" office:value-type="float" office:value="4723" calcext:value-type="float">
            <text:p><text:s text:c="3"/>4,7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5" calcext:value-type="float">
            <text:p><text:s text:c="3"/>5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3917" calcext:value-type="float">
            <text:p><text:s text:c="3"/>3,917</text:p>
          </table:table-cell>
          <table:table-cell table:style-name="ce59" office:value-type="float" office:value="3917" calcext:value-type="float">
            <text:p><text:s text:c="3"/>3,91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25" calcext:value-type="float">
            <text:p><text:s text:c="3"/>325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16" calcext:value-type="float">
            <text:p><text:s text:c="3"/>316</text:p>
          </table:table-cell>
          <table:table-cell table:style-name="ce188" office:value-type="float" office:value="239" calcext:value-type="float">
            <text:p><text:s text:c="3"/>239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44" calcext:value-type="float">
            <text:p><text:s text:c="3"/>9,044</text:p>
          </table:table-cell>
          <table:table-cell table:style-name="ce170" office:value-type="float" office:value="8103" calcext:value-type="float">
            <text:p><text:s text:c="3"/>8,103</text:p>
          </table:table-cell>
          <table:table-cell table:style-name="ce170" office:value-type="float" office:value="8102" calcext:value-type="float">
            <text:p><text:s text:c="3"/>8,10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36" calcext:value-type="float">
            <text:p><text:s text:c="3"/>536</text:p>
          </table:table-cell>
          <table:table-cell table:style-name="ce170" office:value-type="float" office:value="228" calcext:value-type="float">
            <text:p><text:s text:c="3"/>228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4440" calcext:value-type="float">
            <text:p><text:s text:c="3"/>4,440</text:p>
          </table:table-cell>
          <table:table-cell table:style-name="ce58" office:value-type="float" office:value="4439" calcext:value-type="float">
            <text:p><text:s text:c="3"/>4,4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0" calcext:value-type="float">
            <text:p>—</text:p>
          </table:table-cell>
          <table:table-cell table:style-name="ce187" office:value-type="float" office:value="6" calcext:value-type="float">
            <text:p><text:s text:c="3"/>6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3663" calcext:value-type="float">
            <text:p><text:s text:c="3"/>3,663</text:p>
          </table:table-cell>
          <table:table-cell table:style-name="ce59" office:value-type="float" office:value="3663" calcext:value-type="float">
            <text:p><text:s text:c="3"/>3,6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292" calcext:value-type="float">
            <text:p><text:s text:c="3"/>292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7" calcext:value-type="float">
            <text:p><text:s text:c="3"/>337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28" calcext:value-type="float">
            <text:p><text:s text:c="3"/>328</text:p>
          </table:table-cell>
          <table:table-cell table:style-name="ce188" office:value-type="float" office:value="251" calcext:value-type="float">
            <text:p><text:s text:c="3"/>251</text:p>
          </table:table-cell>
          <table:table-cell table:style-name="ce188" office:value-type="float" office:value="77" calcext:value-type="float">
            <text:p><text:s text:c="3"/>77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532" calcext:value-type="float">
            <text:p><text:s text:c="3"/>9,532</text:p>
          </table:table-cell>
          <table:table-cell table:style-name="ce170" office:value-type="float" office:value="8486" calcext:value-type="float">
            <text:p><text:s text:c="3"/>8,486</text:p>
          </table:table-cell>
          <table:table-cell table:style-name="ce170" office:value-type="float" office:value="8485" calcext:value-type="float">
            <text:p><text:s text:c="3"/>8,48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70" office:value-type="float" office:value="257" calcext:value-type="float">
            <text:p><text:s text:c="3"/>257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4" calcext:value-type="float">
            <text:p><text:s text:c="3"/>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4676" calcext:value-type="float">
            <text:p><text:s text:c="3"/>4,676</text:p>
          </table:table-cell>
          <table:table-cell table:style-name="ce58" office:value-type="float" office:value="4675" calcext:value-type="float">
            <text:p><text:s text:c="3"/>4,67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8" calcext:value-type="float">
            <text:p><text:s text:c="3"/>68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3810" calcext:value-type="float">
            <text:p><text:s text:c="3"/>3,810</text:p>
          </table:table-cell>
          <table:table-cell table:style-name="ce59" office:value-type="float" office:value="3810" calcext:value-type="float">
            <text:p><text:s text:c="3"/>3,8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84" calcext:value-type="float">
            <text:p><text:s text:c="3"/>584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3" calcext:value-type="float">
            <text:p><text:s text:c="3"/>363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42" calcext:value-type="float">
            <text:p><text:s text:c="3"/>342</text:p>
          </table:table-cell>
          <table:table-cell table:style-name="ce188" office:value-type="float" office:value="263" calcext:value-type="float">
            <text:p><text:s text:c="3"/>263</text:p>
          </table:table-cell>
          <table:table-cell table:style-name="ce188" office:value-type="float" office:value="79" calcext:value-type="float">
            <text:p><text:s text:c="3"/>79</text:p>
          </table:table-cell>
          <table:table-cell table:style-name="ce188" office:value-type="float" office:value="21" calcext:value-type="float">
            <text:p><text:s text:c="3"/>21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21" calcext:value-type="float">
            <text:p><text:s text:c="3"/>2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136" calcext:value-type="float">
            <text:p><text:s text:c="3"/>9,136</text:p>
          </table:table-cell>
          <table:table-cell table:style-name="ce170" office:value-type="float" office:value="8194" calcext:value-type="float">
            <text:p><text:s text:c="3"/>8,194</text:p>
          </table:table-cell>
          <table:table-cell table:style-name="ce170" office:value-type="float" office:value="8192" calcext:value-type="float">
            <text:p><text:s text:c="3"/>8,192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06" calcext:value-type="float">
            <text:p><text:s text:c="3"/>30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number-columns-repeated="2" table:style-name="ce170" office:value-type="float" office:value="62" calcext:value-type="float">
            <text:p><text:s text:c="3"/>62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4486" calcext:value-type="float">
            <text:p><text:s text:c="3"/>4,486</text:p>
          </table:table-cell>
          <table:table-cell table:style-name="ce58" office:value-type="float" office:value="4484" calcext:value-type="float">
            <text:p><text:s text:c="3"/>4,48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57" calcext:value-type="float">
            <text:p><text:s text:c="3"/>57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3708" calcext:value-type="float">
            <text:p><text:s text:c="3"/>3,708</text:p>
          </table:table-cell>
          <table:table-cell table:style-name="ce59" office:value-type="float" office:value="3708" calcext:value-type="float">
            <text:p><text:s text:c="3"/>3,70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43" calcext:value-type="float">
            <text:p><text:s text:c="3"/>543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10" calcext:value-type="float">
            <text:p><text:s text:c="3"/>310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67" calcext:value-type="float">
            <text:p><text:s text:c="3"/>67</text:p>
          </table:table-cell>
          <table:table-cell table:style-name="ce188" office:value-type="float" office:value="297" calcext:value-type="float">
            <text:p><text:s text:c="3"/>297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9" office:value-type="float" office:value="3157" calcext:value-type="float">
            <text:p><text:s text:c="3"/>3,15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31" calcext:value-type="float">
            <text:p><text:s text:c="3"/>431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262" calcext:value-type="float">
            <text:p><text:s text:c="3"/>262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82" calcext:value-type="float">
            <text:p><text:s text:c="3"/>82</text:p>
          </table:table-cell>
          <table:table-cell table:style-name="ce188" office:value-type="float" office:value="256" calcext:value-type="float">
            <text:p><text:s text:c="3"/>256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8" office:value-type="float" office:value="4559" calcext:value-type="float">
            <text:p><text:s text:c="3"/>4,55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9" office:value-type="float" office:value="3779" calcext:value-type="float">
            <text:p><text:s text:c="3"/>3,77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51" calcext:value-type="float">
            <text:p><text:s text:c="3"/>55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3月止</text:p>
          </table:table-cell>
          <table:table-cell table:style-name="ce156" office:value-type="string" calcext:value-type="string">
            <text:p>計</text:p>
          </table:table-cell>
          <table:table-cell table:style-name="ce60" office:value-type="float" office:value="24142" calcext:value-type="float">
            <text:p><text:s text:c="3"/>24,142</text:p>
          </table:table-cell>
          <table:table-cell table:style-name="ce60" office:value-type="float" office:value="21598" calcext:value-type="float">
            <text:p><text:s text:c="3"/>21,598</text:p>
          </table:table-cell>
          <table:table-cell table:style-name="ce60" office:value-type="float" office:value="21596" calcext:value-type="float">
            <text:p><text:s text:c="3"/>21,59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69" calcext:value-type="float">
            <text:p><text:s text:c="3"/>1,469</text:p>
          </table:table-cell>
          <table:table-cell table:style-name="ce60" office:value-type="float" office:value="615" calcext:value-type="float">
            <text:p><text:s text:c="3"/>615</text:p>
          </table:table-cell>
          <table:table-cell table:style-name="ce60" office:value-type="float" office:value="854" calcext:value-type="float">
            <text:p><text:s text:c="3"/>85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47" calcext:value-type="float">
            <text:p><text:s text:c="3"/>1,047</text:p>
          </table:table-cell>
          <table:table-cell table:style-name="ce60" office:value-type="float" office:value="631" calcext:value-type="float">
            <text:p><text:s text:c="3"/>631</text:p>
          </table:table-cell>
          <table:table-cell table:style-name="ce60" office:value-type="float" office:value="416" calcext:value-type="float">
            <text:p><text:s text:c="3"/>416</text:p>
          </table:table-cell>
          <table:table-cell table:style-name="ce60" office:value-type="float" office:value="899" calcext:value-type="float">
            <text:p><text:s text:c="3"/>899</text:p>
          </table:table-cell>
          <table:table-cell table:style-name="ce60" office:value-type="float" office:value="623" calcext:value-type="float">
            <text:p><text:s text:c="3"/>623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13" office:value-type="float" office:value="140" calcext:value-type="float">
            <text:p><text:s text:c="3"/>1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1" office:value-type="float" office:value="12071" calcext:value-type="float">
            <text:p><text:s text:c="3"/>12,071</text:p>
          </table:table-cell>
          <table:table-cell table:style-name="ce61" office:value-type="float" office:value="11822" calcext:value-type="float">
            <text:p><text:s text:c="3"/>11,822</text:p>
          </table:table-cell>
          <table:table-cell table:style-name="ce61" office:value-type="float" office:value="11821" calcext:value-type="float">
            <text:p><text:s text:c="3"/>11,82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61" office:value-type="float" office:value="48" calcext:value-type="float">
            <text:p><text:s text:c="3"/>48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114" office:value-type="float" office:value="117" calcext:value-type="float">
            <text:p><text:s text:c="3"/>11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2" office:value-type="float" office:value="12071" calcext:value-type="float">
            <text:p><text:s text:c="3"/>12,071</text:p>
          </table:table-cell>
          <table:table-cell table:style-name="ce62" office:value-type="float" office:value="9776" calcext:value-type="float">
            <text:p><text:s text:c="3"/>9,776</text:p>
          </table:table-cell>
          <table:table-cell table:style-name="ce62" office:value-type="float" office:value="9775" calcext:value-type="float">
            <text:p><text:s text:c="3"/>9,775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405" calcext:value-type="float">
            <text:p><text:s text:c="3"/>1,405</text:p>
          </table:table-cell>
          <table:table-cell table:style-name="ce62" office:value-type="float" office:value="603" calcext:value-type="float">
            <text:p><text:s text:c="3"/>603</text:p>
          </table:table-cell>
          <table:table-cell table:style-name="ce62" office:value-type="float" office:value="802" calcext:value-type="float">
            <text:p><text:s text:c="3"/>802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876" calcext:value-type="float">
            <text:p><text:s text:c="3"/>876</text:p>
          </table:table-cell>
          <table:table-cell table:style-name="ce62" office:value-type="float" office:value="619" calcext:value-type="float">
            <text:p><text:s text:c="3"/>619</text:p>
          </table:table-cell>
          <table:table-cell table:style-name="ce62" office:value-type="float" office:value="257" calcext:value-type="float">
            <text:p><text:s text:c="3"/>257</text:p>
          </table:table-cell>
          <table:table-cell table:style-name="ce62" office:value-type="float" office:value="851" calcext:value-type="float">
            <text:p><text:s text:c="3"/>851</text:p>
          </table:table-cell>
          <table:table-cell table:style-name="ce62" office:value-type="float" office:value="617" calcext:value-type="float">
            <text:p><text:s text:c="3"/>617</text:p>
          </table:table-cell>
          <table:table-cell table:style-name="ce62" office:value-type="float" office:value="234" calcext:value-type="float">
            <text:p><text:s text:c="3"/>234</text:p>
          </table:table-cell>
          <table:table-cell table:style-name="ce62" office:value-type="float" office:value="25" calcext:value-type="float">
            <text:p><text:s text:c="3"/>2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15" office:value-type="float" office:value="23" calcext:value-type="float">
            <text:p><text:s text:c="3"/>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9" office:value-type="string" calcext:value-type="string" table:number-columns-spanned="1" table:number-rows-spanned="3">
            <text:p>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9" office:value-type="float" office:value="3186" calcext:value-type="float">
            <text:p><text:s text:c="3"/>3,18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9" office:value-type="string" calcext:value-type="string" table:number-columns-spanned="1" table:number-rows-spanned="3">
            <text:p>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8" office:value-type="float" office:value="3096" calcext:value-type="float">
            <text:p><text:s text:c="3"/>3,09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9" office:value-type="float" office:value="2586" calcext:value-type="float">
            <text:p><text:s text:c="3"/>2,58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90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9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8" office:value-type="float" office:value="4812" calcext:value-type="float">
            <text:p><text:s text:c="3"/>4,8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9" office:value-type="float" office:value="4003" calcext:value-type="float">
            <text:p><text:s text:c="3"/>4,00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41" calcext:value-type="float">
            <text:p><text:s text:c="3"/>541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7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20" office:value-type="string" calcext:value-type="string">
            <text:p>內政部戶政司 民國104年4月7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7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7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7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8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3.xls'#$''.$G$5]"/>
        <table:named-expression table:name="出生" table:base-cell-address="$年月別.$A$1" table:expression="['file:///D:/123/f34/%E6%96%B0%E8%A1%A8%E8%99%9F02,07~11-%E9%80%A3%E7%B5%90(%E5%85%AC%E5%BC%8F)%E6%AA%94104.3.xls'#$''.$V$14:.$V$34]"/>
        <table:named-expression table:name="月底人口數" table:base-cell-address="$年月別.$A$1" table:expression="['file:///D:/123/f34/%E6%96%B0%E8%A1%A8%E8%99%9F02,07~11-%E9%80%A3%E7%B5%90(%E5%85%AC%E5%BC%8F)%E6%AA%94104.3.xls'#$''.$AT$14:.$AU$34]"/>
        <table:named-expression table:name="死亡" table:base-cell-address="$年月別.$A$1" table:expression="['file:///D:/123/f34/%E6%96%B0%E8%A1%A8%E8%99%9F02,07~11-%E9%80%A3%E7%B5%90(%E5%85%AC%E5%BC%8F)%E6%AA%94104.3.xls'#$''.$Y$14:.$Y$34]"/>
        <table:named-expression table:name="結婚" table:base-cell-address="$年月別.$A$1" table:expression="['file:///D:/123/f34/%E6%96%B0%E8%A1%A8%E8%99%9F02,07~11-%E9%80%A3%E7%B5%90(%E5%85%AC%E5%BC%8F)%E6%AA%94104.3.xls'#$''.$L$14:.$L$34]"/>
        <table:named-expression table:name="鄰數戶數" table:base-cell-address="$年月別.$A$1" table:expression="['file:///D:/123/f34/%E6%96%B0%E8%A1%A8%E8%99%9F02,07~11-%E9%80%A3%E7%B5%90(%E5%85%AC%E5%BC%8F)%E6%AA%94104.3.xls'#$''.$AQ$14:.$AR$34]"/>
        <table:named-expression table:name="離婚" table:base-cell-address="$年月別.$A$1" table:expression="['file:///D:/123/f34/%E6%96%B0%E8%A1%A8%E8%99%9F02,07~11-%E9%80%A3%E7%B5%90(%E5%85%AC%E5%BC%8F)%E6%AA%94104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4-07T17:53:03</meta:creation-date>
    <dc:creator>溫麗華</dc:creator>
    <dc:date>2015-04-07T17:54:37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